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4" table:default-cell-style-name="ce2"/>
        <table:table-column table:style-name="co1" table:number-columns-repeated="20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16">
            <text:p>1916</text:p>
          </table:table-cell>
          <table:table-cell office:value-type="string">
            <text:p>tt000633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20">
            <text:p>1920</text:p>
          </table:table-cell>
          <table:table-cell office:value-type="string">
            <text:p>tt00114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: A Symphony of Horror</text:p>
          </table:table-cell>
          <table:table-cell office:value-type="string">
            <text:p>Nosferatu: Symfonia horroru</text:p>
          </table:table-cell>
          <table:table-cell office:value-type="float" office:value="1922">
            <text:p>1922</text:p>
          </table:table-cell>
          <table:table-cell office:value-type="string">
            <text:p>tt00134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ship Potemkin</text:p>
          </table:table-cell>
          <table:table-cell office:value-type="string">
            <text:p>Pancernik Potiomkin</text:p>
          </table:table-cell>
          <table:table-cell office:value-type="float" office:value="1925">
            <text:p>1925</text:p>
          </table:table-cell>
          <table:table-cell office:value-type="string">
            <text:p>tt0015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acula</text:p>
          </table:table-cell>
          <table:table-cell office:value-type="string">
            <text:p>Książę Dracula</text:p>
          </table:table-cell>
          <table:table-cell office:value-type="float" office:value="1931">
            <text:p>1931</text:p>
          </table:table-cell>
          <table:table-cell office:value-type="string">
            <text:p>tt0021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rankenstein</text:p>
          </table:table-cell>
          <table:table-cell office:value-type="float" office:value="1931">
            <text:p>1931</text:p>
          </table:table-cell>
          <table:table-cell office:value-type="string">
            <text:p>tt00218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31">
            <text:p>1931</text:p>
          </table:table-cell>
          <table:table-cell office:value-type="string">
            <text:p>tt00217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rdon Us</text:p>
          </table:table-cell>
          <table:table-cell office:value-type="string">
            <text:p>Proszę nam wybaczyć</text:p>
          </table:table-cell>
          <table:table-cell office:value-type="float" office:value="1931">
            <text:p>1931</text:p>
          </table:table-cell>
          <table:table-cell office:value-type="string">
            <text:p>tt00222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1931">
            <text:p>1931</text:p>
          </table:table-cell>
          <table:table-cell office:value-type="string">
            <text:p>tt0021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arzan the Ape Man</text:p>
          </table:table-cell>
          <table:table-cell office:value-type="string">
            <text:p>Tarzan - człowiek małpa</text:p>
          </table:table-cell>
          <table:table-cell office:value-type="float" office:value="1932">
            <text:p>1932</text:p>
          </table:table-cell>
          <table:table-cell office:value-type="string">
            <text:p>tt00235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and Hotel</text:p>
          </table:table-cell>
          <table:table-cell office:value-type="string">
            <text:p>Grand Hotel - Ludzie w hotelu</text:p>
          </table:table-cell>
          <table:table-cell office:value-type="float" office:value="1932">
            <text:p>1932</text:p>
          </table:table-cell>
          <table:table-cell office:value-type="string">
            <text:p>tt0022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aks</text:p>
          </table:table-cell>
          <table:table-cell office:value-type="string">
            <text:p>Dziwolągi</text:p>
          </table:table-cell>
          <table:table-cell office:value-type="float" office:value="1932">
            <text:p>1932</text:p>
          </table:table-cell>
          <table:table-cell office:value-type="string">
            <text:p>tt0022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Invisible Man</text:p>
          </table:table-cell>
          <table:table-cell office:value-type="string">
            <text:p>Niewidzialny człowiek</text:p>
          </table:table-cell>
          <table:table-cell office:value-type="float" office:value="1933">
            <text:p>1933</text:p>
          </table:table-cell>
          <table:table-cell office:value-type="string">
            <text:p>tt002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33">
            <text:p>1933</text:p>
          </table:table-cell>
          <table:table-cell office:value-type="string">
            <text:p>tt0024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in Man</text:p>
          </table:table-cell>
          <table:table-cell office:value-type="string">
            <text:p>Cienki człowiek</text:p>
          </table:table-cell>
          <table:table-cell office:value-type="float" office:value="1934">
            <text:p>1934</text:p>
          </table:table-cell>
          <table:table-cell office:value-type="string">
            <text:p>tt00258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t Happened One Night</text:p>
          </table:table-cell>
          <table:table-cell office:value-type="string">
            <text:p>Zdarzyło się to pewnej nocy</text:p>
          </table:table-cell>
          <table:table-cell office:value-type="float" office:value="1934">
            <text:p>1934</text:p>
          </table:table-cell>
          <table:table-cell office:value-type="string">
            <text:p>tt0025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34">
            <text:p>1934</text:p>
          </table:table-cell>
          <table:table-cell office:value-type="string">
            <text:p>tt0025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fare d'amour</text:p>
          </table:table-cell>
          <table:table-cell office:value-type="string">
            <text:p>Fanfary miłości</text:p>
          </table:table-cell>
          <table:table-cell office:value-type="float" office:value="1935">
            <text:p>1935</text:p>
          </table:table-cell>
          <table:table-cell office:value-type="string">
            <text:p>tt01911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36">
            <text:p>1936</text:p>
          </table:table-cell>
          <table:table-cell office:value-type="string">
            <text:p>tt00278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dern Times</text:p>
          </table:table-cell>
          <table:table-cell office:value-type="string">
            <text:p>Czasy współczesne</text:p>
          </table:table-cell>
          <table:table-cell office:value-type="float" office:value="1936">
            <text:p>1936</text:p>
          </table:table-cell>
          <table:table-cell office:value-type="string">
            <text:p>tt00279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ow White and the Seven Dwarfs</text:p>
          </table:table-cell>
          <table:table-cell office:value-type="string">
            <text:p>Królewna Śnieżka i siedmiu krasnoludków</text:p>
          </table:table-cell>
          <table:table-cell office:value-type="float" office:value="1937">
            <text:p>1937</text:p>
          </table:table-cell>
          <table:table-cell office:value-type="string">
            <text:p>tt00295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dge City</text:p>
          </table:table-cell>
          <table:table-cell office:value-type="float" office:value="1939">
            <text:p>1939</text:p>
          </table:table-cell>
          <table:table-cell office:value-type="string">
            <text:p>tt00312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ing Deuces</text:p>
          </table:table-cell>
          <table:table-cell office:value-type="string">
            <text:p>Latające asy</text:p>
          </table:table-cell>
          <table:table-cell office:value-type="float" office:value="1939">
            <text:p>1939</text:p>
          </table:table-cell>
          <table:table-cell office:value-type="string">
            <text:p>tt00313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inocchio</text:p>
          </table:table-cell>
          <table:table-cell office:value-type="string">
            <text:p>Pinokio</text:p>
          </table:table-cell>
          <table:table-cell office:value-type="float" office:value="1940">
            <text:p>1940</text:p>
          </table:table-cell>
          <table:table-cell office:value-type="string">
            <text:p>tt003291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tasia</text:p>
          </table:table-cell>
          <table:table-cell office:value-type="float" office:value="1940">
            <text:p>1940</text:p>
          </table:table-cell>
          <table:table-cell office:value-type="string">
            <text:p>tt0032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40">
            <text:p>1940</text:p>
          </table:table-cell>
          <table:table-cell office:value-type="string">
            <text:p>tt0032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Dictator</text:p>
          </table:table-cell>
          <table:table-cell office:value-type="string">
            <text:p>Wielki Dyktator</text:p>
          </table:table-cell>
          <table:table-cell office:value-type="float" office:value="1940">
            <text:p>1940</text:p>
          </table:table-cell>
          <table:table-cell office:value-type="string">
            <text:p>tt00325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is Girl Friday</text:p>
          </table:table-cell>
          <table:table-cell office:value-type="string">
            <text:p>Dziewczyna Piętaszek</text:p>
          </table:table-cell>
          <table:table-cell office:value-type="float" office:value="1940">
            <text:p>1940</text:p>
          </table:table-cell>
          <table:table-cell office:value-type="string">
            <text:p>tt00325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Chump at Oxford</text:p>
          </table:table-cell>
          <table:table-cell office:value-type="string">
            <text:p>Frajerzy w Oksfordzie</text:p>
          </table:table-cell>
          <table:table-cell office:value-type="float" office:value="1940">
            <text:p>1940</text:p>
          </table:table-cell>
          <table:table-cell office:value-type="string">
            <text:p>tt00323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ride and Prejudice</text:p>
          </table:table-cell>
          <table:table-cell office:value-type="string">
            <text:p>Duma i uprzedzenie</text:p>
          </table:table-cell>
          <table:table-cell office:value-type="float" office:value="1940">
            <text:p>1940</text:p>
          </table:table-cell>
          <table:table-cell office:value-type="string">
            <text:p>tt00329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umbo</text:p>
          </table:table-cell>
          <table:table-cell office:value-type="float" office:value="1941">
            <text:p>1941</text:p>
          </table:table-cell>
          <table:table-cell office:value-type="string">
            <text:p>tt00335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ltese Falcon</text:p>
          </table:table-cell>
          <table:table-cell office:value-type="string">
            <text:p>Sokół maltański</text:p>
          </table:table-cell>
          <table:table-cell office:value-type="float" office:value="1941">
            <text:p>1941</text:p>
          </table:table-cell>
          <table:table-cell office:value-type="string">
            <text:p>tt00338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gnificent Ambersons</text:p>
          </table:table-cell>
          <table:table-cell office:value-type="string">
            <text:p>Wspaniałość Ambersonów</text:p>
          </table:table-cell>
          <table:table-cell office:value-type="float" office:value="1942">
            <text:p>1942</text:p>
          </table:table-cell>
          <table:table-cell office:value-type="string">
            <text:p>tt00350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ig Shot</text:p>
          </table:table-cell>
          <table:table-cell office:value-type="string">
            <text:p>Wielki skok</text:p>
          </table:table-cell>
          <table:table-cell office:value-type="float" office:value="1942">
            <text:p>1942</text:p>
          </table:table-cell>
          <table:table-cell office:value-type="string">
            <text:p>tt00345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42">
            <text:p>1942</text:p>
          </table:table-cell>
          <table:table-cell office:value-type="string">
            <text:p>tt00349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ax, der Bruchpilot</text:p>
          </table:table-cell>
          <table:table-cell office:value-type="string">
            <text:p>Quax - pilot awaryjny</text:p>
          </table:table-cell>
          <table:table-cell office:value-type="float" office:value="1942">
            <text:p>1942</text:p>
          </table:table-cell>
          <table:table-cell office:value-type="string">
            <text:p>tt0034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ünchhausen</text:p>
          </table:table-cell>
          <table:table-cell office:value-type="string">
            <text:p>Przygody barona Munchausena</text:p>
          </table:table-cell>
          <table:table-cell office:value-type="float" office:value="1943">
            <text:p>1943</text:p>
          </table:table-cell>
          <table:table-cell office:value-type="string">
            <text:p>tt00361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ssage to Marseille</text:p>
          </table:table-cell>
          <table:table-cell office:value-type="string">
            <text:p>Podróż do Marsylii</text:p>
          </table:table-cell>
          <table:table-cell office:value-type="float" office:value="1944">
            <text:p>1944</text:p>
          </table:table-cell>
          <table:table-cell office:value-type="string">
            <text:p>tt00371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o Have and Have Not</text:p>
          </table:table-cell>
          <table:table-cell office:value-type="string">
            <text:p>Mieć i nie mieć</text:p>
          </table:table-cell>
          <table:table-cell office:value-type="float" office:value="1944">
            <text:p>1944</text:p>
          </table:table-cell>
          <table:table-cell office:value-type="string">
            <text:p>tt00373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ura</text:p>
          </table:table-cell>
          <table:table-cell office:value-type="float" office:value="1944">
            <text:p>1944</text:p>
          </table:table-cell>
          <table:table-cell office:value-type="string">
            <text:p>tt00370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slight</text:p>
          </table:table-cell>
          <table:table-cell office:value-type="string">
            <text:p>Gasnący płomień</text:p>
          </table:table-cell>
          <table:table-cell office:value-type="float" office:value="1944">
            <text:p>1944</text:p>
          </table:table-cell>
          <table:table-cell office:value-type="string">
            <text:p>tt0036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nflict</text:p>
          </table:table-cell>
          <table:table-cell office:value-type="string">
            <text:p>Konflikt</text:p>
          </table:table-cell>
          <table:table-cell office:value-type="float" office:value="1945">
            <text:p>1945</text:p>
          </table:table-cell>
          <table:table-cell office:value-type="string">
            <text:p>tt00376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olberg</text:p>
          </table:table-cell>
          <table:table-cell office:value-type="string">
            <text:p>Kołobrzeg</text:p>
          </table:table-cell>
          <table:table-cell office:value-type="float" office:value="1945">
            <text:p>1945</text:p>
          </table:table-cell>
          <table:table-cell office:value-type="string">
            <text:p>tt00369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est Years of Our Lives</text:p>
          </table:table-cell>
          <table:table-cell office:value-type="string">
            <text:p>Najlepsze lata naszego życia</text:p>
          </table:table-cell>
          <table:table-cell office:value-type="float" office:value="1946">
            <text:p>1946</text:p>
          </table:table-cell>
          <table:table-cell office:value-type="string">
            <text:p>tt00368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ig Sleep</text:p>
          </table:table-cell>
          <table:table-cell office:value-type="string">
            <text:p>Wielki sen</text:p>
          </table:table-cell>
          <table:table-cell office:value-type="float" office:value="1946">
            <text:p>1946</text:p>
          </table:table-cell>
          <table:table-cell office:value-type="string">
            <text:p>tt00383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Expectations</text:p>
          </table:table-cell>
          <table:table-cell office:value-type="string">
            <text:p>Wielkie oczekiwania</text:p>
          </table:table-cell>
          <table:table-cell office:value-type="float" office:value="1946">
            <text:p>1946</text:p>
          </table:table-cell>
          <table:table-cell office:value-type="string">
            <text:p>tt00385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Mörder sind unter uns</text:p>
          </table:table-cell>
          <table:table-cell office:value-type="string">
            <text:p>Mordercy są wśród nas</text:p>
          </table:table-cell>
          <table:table-cell office:value-type="float" office:value="1946">
            <text:p>1946</text:p>
          </table:table-cell>
          <table:table-cell office:value-type="string">
            <text:p>tt00387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cret Beyond the Door</text:p>
          </table:table-cell>
          <table:table-cell office:value-type="string">
            <text:p>Tajemnica za drzwiami</text:p>
          </table:table-cell>
          <table:table-cell office:value-type="float" office:value="1947">
            <text:p>1947</text:p>
          </table:table-cell>
          <table:table-cell office:value-type="string">
            <text:p>tt00407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rk Passage</text:p>
          </table:table-cell>
          <table:table-cell office:value-type="string">
            <text:p>Mroczne przejście</text:p>
          </table:table-cell>
          <table:table-cell office:value-type="float" office:value="1947">
            <text:p>1947</text:p>
          </table:table-cell>
          <table:table-cell office:value-type="string">
            <text:p>tt00393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wo Mrs. Carrolls</text:p>
          </table:table-cell>
          <table:table-cell office:value-type="string">
            <text:p>Dwie panie Carrolls</text:p>
          </table:table-cell>
          <table:table-cell office:value-type="float" office:value="1947">
            <text:p>1947</text:p>
          </table:table-cell>
          <table:table-cell office:value-type="string">
            <text:p>tt00399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ort Apache</text:p>
          </table:table-cell>
          <table:table-cell office:value-type="string">
            <text:p>Masakra Fortu Apache</text:p>
          </table:table-cell>
          <table:table-cell office:value-type="float" office:value="1948">
            <text:p>1948</text:p>
          </table:table-cell>
          <table:table-cell office:value-type="string">
            <text:p>tt00403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48">
            <text:p>1948</text:p>
          </table:table-cell>
          <table:table-cell office:value-type="string">
            <text:p>tt0040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easure of the Sierra Madre</text:p>
          </table:table-cell>
          <table:table-cell office:value-type="string">
            <text:p>Skarb Sierra Madre</text:p>
          </table:table-cell>
          <table:table-cell office:value-type="float" office:value="1948">
            <text:p>1948</text:p>
          </table:table-cell>
          <table:table-cell office:value-type="string">
            <text:p>tt00408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ey Largo</text:p>
          </table:table-cell>
          <table:table-cell office:value-type="float" office:value="1948">
            <text:p>1948</text:p>
          </table:table-cell>
          <table:table-cell office:value-type="string">
            <text:p>tt004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 table:number-rows-repeated="3">
          <table:table-cell table:number-columns-repeated="8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iracle of Bern</text:p>
          </table:table-cell>
          <table:table-cell office:value-type="string">
            <text:p>Cud w Bernie</text:p>
          </table:table-cell>
          <table:table-cell office:value-type="float" office:value="2003">
            <text:p>2003</text:p>
          </table:table-cell>
          <table:table-cell office:value-type="string">
            <text:p>tt0326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ood Bye Lenin!</text:p>
          </table:table-cell>
          <table:table-cell office:value-type="float" office:value="2003">
            <text:p>2003</text:p>
          </table:table-cell>
          <table:table-cell office:value-type="string">
            <text:p>tt0301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s fliegende Klassenzimmer</text:p>
          </table:table-cell>
          <table:table-cell office:value-type="string">
            <text:p>Latająca klasa</text:p>
          </table:table-cell>
          <table:table-cell office:value-type="float" office:value="2003">
            <text:p>2003</text:p>
          </table:table-cell>
          <table:table-cell office:value-type="string">
            <text:p>tt0311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</text:p>
          </table:table-cell>
          <table:table-cell office:value-type="string">
            <text:p>Die Wilden Kerle - Wszystko jest dobrze, dopóki jesteś dziki!</text:p>
          </table:table-cell>
          <table:table-cell office:value-type="float" office:value="2003">
            <text:p>2003</text:p>
          </table:table-cell>
          <table:table-cell office:value-type="string">
            <text:p>tt03769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tomie 2</text:p>
          </table:table-cell>
          <table:table-cell office:value-type="string">
            <text:p>Anatomia 2</text:p>
          </table:table-cell>
          <table:table-cell office:value-type="float" office:value="2003">
            <text:p>2003</text:p>
          </table:table-cell>
          <table:table-cell office:value-type="string">
            <text:p>tt03123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axi 3</text:p>
          </table:table-cell>
          <table:table-cell office:value-type="float" office:value="2003">
            <text:p>2003</text:p>
          </table:table-cell>
          <table:table-cell office:value-type="string">
            <text:p>tt02957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s Triplettes de Belleville</text:p>
          </table:table-cell>
          <table:table-cell office:value-type="string">
            <text:p>Trio z Belleville</text:p>
          </table:table-cell>
          <table:table-cell office:value-type="float" office:value="2003">
            <text:p>2003</text:p>
          </table:table-cell>
          <table:table-cell office:value-type="string">
            <text:p>tt028624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wimming Pool</text:p>
          </table:table-cell>
          <table:table-cell office:value-type="string">
            <text:p>Basen</text:p>
          </table:table-cell>
          <table:table-cell office:value-type="float" office:value="2003">
            <text:p>2003</text:p>
          </table:table-cell>
          <table:table-cell office:value-type="string">
            <text:p>tt03241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athalie</text:p>
          </table:table-cell>
          <table:table-cell office:value-type="float" office:value="2003">
            <text:p>2003</text:p>
          </table:table-cell>
          <table:table-cell office:value-type="string">
            <text:p>tt03488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llo!</text:p>
          </table:table-cell>
          <table:table-cell office:value-type="string">
            <text:p>Zrób to dobrze!</text:p>
          </table:table-cell>
          <table:table-cell office:value-type="float" office:value="2003">
            <text:p>2003</text:p>
          </table:table-cell>
          <table:table-cell office:value-type="string">
            <text:p>tt03729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ldboy</text:p>
          </table:table-cell>
          <table:table-cell office:value-type="float" office:value="2003">
            <text:p>2003</text:p>
          </table:table-cell>
          <table:table-cell office:value-type="string">
            <text:p>tt03645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ttle Royale II: Requiem</text:p>
          </table:table-cell>
          <table:table-cell office:value-type="float" office:value="2003">
            <text:p>2003</text:p>
          </table:table-cell>
          <table:table-cell office:value-type="string">
            <text:p>tt033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kyo Godfathers</text:p>
          </table:table-cell>
          <table:table-cell office:value-type="string">
            <text:p>Rodzice chrzestni z Tokio</text:p>
          </table:table-cell>
          <table:table-cell office:value-type="float" office:value="2003">
            <text:p>2003</text:p>
          </table:table-cell>
          <table:table-cell office:value-type="string">
            <text:p>tt038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lamorous Life of Sachiko Hanai</text:p>
          </table:table-cell>
          <table:table-cell office:value-type="string">
            <text:p>Wspaniałe życie Sachiko Hanai</text:p>
          </table:table-cell>
          <table:table-cell office:value-type="float" office:value="2003">
            <text:p>2003</text:p>
          </table:table-cell>
          <table:table-cell office:value-type="string">
            <text:p>tt0458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rek 2</text:p>
          </table:table-cell>
          <table:table-cell office:value-type="float" office:value="2004">
            <text:p>2004</text:p>
          </table:table-cell>
          <table:table-cell office:value-type="string">
            <text:p>tt02981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Prisoner of Azkaban</text:p>
          </table:table-cell>
          <table:table-cell office:value-type="string">
            <text:p>Harry Potter i więzień Azkabanu</text:p>
          </table:table-cell>
          <table:table-cell office:value-type="float" office:value="2004">
            <text:p>2004</text:p>
          </table:table-cell>
          <table:table-cell office:value-type="string">
            <text:p>tt0304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pider-Man 2</text:p>
          </table:table-cell>
          <table:table-cell office:value-type="float" office:value="2004">
            <text:p>2004</text:p>
          </table:table-cell>
          <table:table-cell office:value-type="string">
            <text:p>tt03166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ncredibles</text:p>
          </table:table-cell>
          <table:table-cell office:value-type="string">
            <text:p>Iniemamocni</text:p>
          </table:table-cell>
          <table:table-cell office:value-type="float" office:value="2004">
            <text:p>2004</text:p>
          </table:table-cell>
          <table:table-cell office:value-type="string">
            <text:p>tt031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y After Tomorrow</text:p>
          </table:table-cell>
          <table:table-cell office:value-type="string">
            <text:p>Pojutrze</text:p>
          </table:table-cell>
          <table:table-cell office:value-type="float" office:value="2004">
            <text:p>2004</text:p>
          </table:table-cell>
          <table:table-cell office:value-type="string">
            <text:p>tt03192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y</text:p>
          </table:table-cell>
          <table:table-cell office:value-type="string">
            <text:p>Troja</text:p>
          </table:table-cell>
          <table:table-cell office:value-type="float" office:value="2004">
            <text:p>2004</text:p>
          </table:table-cell>
          <table:table-cell office:value-type="string">
            <text:p>tt03324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cean's Twelve</text:p>
          </table:table-cell>
          <table:table-cell office:value-type="string">
            <text:p>Ocean's Twelve: Dogrywka</text:p>
          </table:table-cell>
          <table:table-cell office:value-type="float" office:value="2004">
            <text:p>2004</text:p>
          </table:table-cell>
          <table:table-cell office:value-type="string">
            <text:p>tt0349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, Robot</text:p>
          </table:table-cell>
          <table:table-cell office:value-type="string">
            <text:p>Ja, robot</text:p>
          </table:table-cell>
          <table:table-cell office:value-type="float" office:value="2004">
            <text:p>2004</text:p>
          </table:table-cell>
          <table:table-cell office:value-type="string">
            <text:p>tt034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tional Treasure</text:p>
          </table:table-cell>
          <table:table-cell office:value-type="string">
            <text:p>Skarb narodów</text:p>
          </table:table-cell>
          <table:table-cell office:value-type="float" office:value="2004">
            <text:p>2004</text:p>
          </table:table-cell>
          <table:table-cell office:value-type="string">
            <text:p>tt03688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Van Helsing</text:p>
          </table:table-cell>
          <table:table-cell office:value-type="float" office:value="2004">
            <text:p>2004</text:p>
          </table:table-cell>
          <table:table-cell office:value-type="string">
            <text:p>tt0338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Village</text:p>
          </table:table-cell>
          <table:table-cell office:value-type="string">
            <text:p>Osada</text:p>
          </table:table-cell>
          <table:table-cell office:value-type="float" office:value="2004">
            <text:p>2004</text:p>
          </table:table-cell>
          <table:table-cell office:value-type="string">
            <text:p>tt03684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wn of the Dead</text:p>
          </table:table-cell>
          <table:table-cell office:value-type="string">
            <text:p>Świt żywych trupów</text:p>
          </table:table-cell>
          <table:table-cell office:value-type="float" office:value="2004">
            <text:p>2004</text:p>
          </table:table-cell>
          <table:table-cell office:value-type="string">
            <text:p>tt03635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rminal</text:p>
          </table:table-cell>
          <table:table-cell office:value-type="string">
            <text:p>Terminal</text:p>
          </table:table-cell>
          <table:table-cell office:value-type="float" office:value="2004">
            <text:p>2004</text:p>
          </table:table-cell>
          <table:table-cell office:value-type="string">
            <text:p>tt0362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 2</text:p>
          </table:table-cell>
          <table:table-cell office:value-type="float" office:value="2004">
            <text:p>2004</text:p>
          </table:table-cell>
          <table:table-cell office:value-type="string">
            <text:p>tt03781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Notebook</text:p>
          </table:table-cell>
          <table:table-cell office:value-type="string">
            <text:p>Pamiętnik</text:p>
          </table:table-cell>
          <table:table-cell office:value-type="float" office:value="2004">
            <text:p>2004</text:p>
          </table:table-cell>
          <table:table-cell office:value-type="string">
            <text:p>tt03322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utterfly Effect</text:p>
          </table:table-cell>
          <table:table-cell office:value-type="string">
            <text:p>Efekt motyla</text:p>
          </table:table-cell>
          <table:table-cell office:value-type="float" office:value="2004">
            <text:p>2004</text:p>
          </table:table-cell>
          <table:table-cell office:value-type="string">
            <text:p>tt02898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chorman The Legend of Ron Burgundy</text:p>
          </table:table-cell>
          <table:table-cell office:value-type="string">
            <text:p>Legenda telewizji</text:p>
          </table:table-cell>
          <table:table-cell office:value-type="float" office:value="2004">
            <text:p>2004</text:p>
          </table:table-cell>
          <table:table-cell office:value-type="string">
            <text:p>tt0357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ternal Sunshine of the Spotless Mind</text:p>
          </table:table-cell>
          <table:table-cell office:value-type="string">
            <text:p>Zakochany bez pamięci</text:p>
          </table:table-cell>
          <table:table-cell office:value-type="float" office:value="2004">
            <text:p>2004</text:p>
          </table:table-cell>
          <table:table-cell office:value-type="string">
            <text:p>tt03380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ssion of the Christ</text:p>
          </table:table-cell>
          <table:table-cell office:value-type="string">
            <text:p>Pasja</text:p>
          </table:table-cell>
          <table:table-cell office:value-type="float" office:value="2004">
            <text:p>2004</text:p>
          </table:table-cell>
          <table:table-cell office:value-type="string">
            <text:p>tt033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Fockers</text:p>
          </table:table-cell>
          <table:table-cell office:value-type="string">
            <text:p>Poznaj moich rodziców</text:p>
          </table:table-cell>
          <table:table-cell office:value-type="float" office:value="2004">
            <text:p>2004</text:p>
          </table:table-cell>
          <table:table-cell office:value-type="string">
            <text:p>tt02900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rk Tale</text:p>
          </table:table-cell>
          <table:table-cell office:value-type="string">
            <text:p>Rybki z ferajny</text:p>
          </table:table-cell>
          <table:table-cell office:value-type="float" office:value="2004">
            <text:p>2004</text:p>
          </table:table-cell>
          <table:table-cell office:value-type="string">
            <text:p>tt0307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lar Express</text:p>
          </table:table-cell>
          <table:table-cell office:value-type="string">
            <text:p>Ekspres polarny</text:p>
          </table:table-cell>
          <table:table-cell office:value-type="float" office:value="2004">
            <text:p>2004</text:p>
          </table:table-cell>
          <table:table-cell office:value-type="string">
            <text:p>tt0338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idget Jones: The Edge of Reason</text:p>
          </table:table-cell>
          <table:table-cell office:value-type="string">
            <text:p>Bridget Jones: W pogoni za rozumem</text:p>
          </table:table-cell>
          <table:table-cell office:value-type="float" office:value="2004">
            <text:p>2004</text:p>
          </table:table-cell>
          <table:table-cell office:value-type="string">
            <text:p>tt03171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hrenheit 9/11</text:p>
          </table:table-cell>
          <table:table-cell office:value-type="string">
            <text:p>Fahrenheit 9.11</text:p>
          </table:table-cell>
          <table:table-cell office:value-type="float" office:value="2004">
            <text:p>2004</text:p>
          </table:table-cell>
          <table:table-cell office:value-type="string">
            <text:p>tt03615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</text:p>
          </table:table-cell>
          <table:table-cell office:value-type="string">
            <text:p>Piła</text:p>
          </table:table-cell>
          <table:table-cell office:value-type="float" office:value="2004">
            <text:p>2004</text:p>
          </table:table-cell>
          <table:table-cell office:value-type="string">
            <text:p>tt0387564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ellboy</text:p>
          </table:table-cell>
          <table:table-cell office:value-type="float" office:value="2004">
            <text:p>2004</text:p>
          </table:table-cell>
          <table:table-cell office:value-type="string">
            <text:p>tt01671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rash</text:p>
          </table:table-cell>
          <table:table-cell office:value-type="string">
            <text:p>Miasto gniewu</text:p>
          </table:table-cell>
          <table:table-cell office:value-type="float" office:value="2004">
            <text:p>2004</text:p>
          </table:table-cell>
          <table:table-cell office:value-type="string">
            <text:p>tt03756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Kandydat</text:p>
          </table:table-cell>
          <table:table-cell office:value-type="float" office:value="2004">
            <text:p>2004</text:p>
          </table:table-cell>
          <table:table-cell office:value-type="string">
            <text:p>tt03680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condas: The Hunt for the Blood Orchid</text:p>
          </table:table-cell>
          <table:table-cell office:value-type="string">
            <text:p>Anakondy: Polowanie na Krwawą Orchideę</text:p>
          </table:table-cell>
          <table:table-cell office:value-type="float" office:value="2004">
            <text:p>2004</text:p>
          </table:table-cell>
          <table:table-cell office:value-type="string">
            <text:p>tt03661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un of the Dead</text:p>
          </table:table-cell>
          <table:table-cell office:value-type="string">
            <text:p>Wysyp żywych trupów</text:p>
          </table:table-cell>
          <table:table-cell office:value-type="float" office:value="2004">
            <text:p>2004</text:p>
          </table:table-cell>
          <table:table-cell office:value-type="string">
            <text:p>tt0365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ew York Taxi</text:p>
          </table:table-cell>
          <table:table-cell office:value-type="float" office:value="2004">
            <text:p>2004</text:p>
          </table:table-cell>
          <table:table-cell office:value-type="string">
            <text:p>tt03167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tel Rwanda</text:p>
          </table:table-cell>
          <table:table-cell office:value-type="string">
            <text:p>Hotel Ruanda</text:p>
          </table:table-cell>
          <table:table-cell office:value-type="float" office:value="2004">
            <text:p>2004</text:p>
          </table:table-cell>
          <table:table-cell office:value-type="string">
            <text:p>tt03951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racle</text:p>
          </table:table-cell>
          <table:table-cell office:value-type="string">
            <text:p>Cud w Lake Placid</text:p>
          </table:table-cell>
          <table:table-cell office:value-type="float" office:value="2004">
            <text:p>2004</text:p>
          </table:table-cell>
          <table:table-cell office:value-type="string">
            <text:p>tt03498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ooby-Doo 2: Monsters Unleashed</text:p>
          </table:table-cell>
          <table:table-cell office:value-type="string">
            <text:p>Scooby-Doo 2: Potwory na gigancie</text:p>
          </table:table-cell>
          <table:table-cell office:value-type="float" office:value="2004">
            <text:p>2004</text:p>
          </table:table-cell>
          <table:table-cell office:value-type="string">
            <text:p>tt03316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Arthur</text:p>
          </table:table-cell>
          <table:table-cell office:value-type="string">
            <text:p>Król Artur</text:p>
          </table:table-cell>
          <table:table-cell office:value-type="float" office:value="2004">
            <text:p>2004</text:p>
          </table:table-cell>
          <table:table-cell office:value-type="string">
            <text:p>tt03496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pocalypse</text:p>
          </table:table-cell>
          <table:table-cell office:value-type="string">
            <text:p>Resident Evil 2: Apokalipsa</text:p>
          </table:table-cell>
          <table:table-cell office:value-type="float" office:value="2004">
            <text:p>2004</text:p>
          </table:table-cell>
          <table:table-cell office:value-type="string">
            <text:p>tt03186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7 Zwerge - Männer allein im Wald</text:p>
          </table:table-cell>
          <table:table-cell office:value-type="string">
            <text:p>7 krasnoludków - historia prawdziwa</text:p>
          </table:table-cell>
          <table:table-cell office:value-type="float" office:value="2004">
            <text:p>2004</text:p>
          </table:table-cell>
          <table:table-cell office:value-type="string">
            <text:p>tt0382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fall</text:p>
          </table:table-cell>
          <table:table-cell office:value-type="string">
            <text:p>Upadek</text:p>
          </table:table-cell>
          <table:table-cell office:value-type="float" office:value="2004">
            <text:p>2004</text:p>
          </table:table-cell>
          <table:table-cell office:value-type="string">
            <text:p>tt03631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r Wixxer</text:p>
          </table:table-cell>
          <table:table-cell office:value-type="string">
            <text:p>Wixxer</text:p>
          </table:table-cell>
          <table:table-cell office:value-type="float" office:value="2004">
            <text:p>2004</text:p>
          </table:table-cell>
          <table:table-cell office:value-type="string">
            <text:p>tt03130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n long dimanche de fiançailles</text:p>
          </table:table-cell>
          <table:table-cell office:value-type="string">
            <text:p>Bardzo długie zaręczyny</text:p>
          </table:table-cell>
          <table:table-cell office:value-type="float" office:value="2004">
            <text:p>2004</text:p>
          </table:table-cell>
          <table:table-cell office:value-type="string">
            <text:p>tt03445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use of Flying Daggers</text:p>
          </table:table-cell>
          <table:table-cell office:value-type="string">
            <text:p>Dom latających sztyletów</text:p>
          </table:table-cell>
          <table:table-cell office:value-type="float" office:value="2004">
            <text:p>2004</text:p>
          </table:table-cell>
          <table:table-cell office:value-type="string">
            <text:p>tt038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host in the Shell 2: Innocence</text:p>
          </table:table-cell>
          <table:table-cell office:value-type="string">
            <text:p>Ghost in the Shell 2: Niewinność</text:p>
          </table:table-cell>
          <table:table-cell office:value-type="float" office:value="2004">
            <text:p>2004</text:p>
          </table:table-cell>
          <table:table-cell office:value-type="string">
            <text:p>tt03472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l's Moving Castle</text:p>
          </table:table-cell>
          <table:table-cell office:value-type="string">
            <text:p>Ruchomy zamek Hauru</text:p>
          </table:table-cell>
          <table:table-cell office:value-type="float" office:value="2004">
            <text:p>2004</text:p>
          </table:table-cell>
          <table:table-cell office:value-type="string">
            <text:p>tt03471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Goblet of Fire</text:p>
          </table:table-cell>
          <table:table-cell office:value-type="string">
            <text:p>Harry Potter i Czara Ognia</text:p>
          </table:table-cell>
          <table:table-cell office:value-type="float" office:value="2005">
            <text:p>2005</text:p>
          </table:table-cell>
          <table:table-cell office:value-type="string">
            <text:p>tt03303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Lion, the Witch and the Wardrobe</text:p>
          </table:table-cell>
          <table:table-cell office:value-type="string">
            <text:p>Opowieści z Narnii: Lew, czarownica i stara szafa</text:p>
          </table:table-cell>
          <table:table-cell office:value-type="float" office:value="2005">
            <text:p>2005</text:p>
          </table:table-cell>
          <table:table-cell office:value-type="string">
            <text:p>tt03637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r of the Worlds</text:p>
          </table:table-cell>
          <table:table-cell office:value-type="string">
            <text:p>Wojna światów</text:p>
          </table:table-cell>
          <table:table-cell office:value-type="float" office:value="2005">
            <text:p>2005</text:p>
          </table:table-cell>
          <table:table-cell office:value-type="string">
            <text:p>tt04073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Kong </text:p>
          </table:table-cell>
          <table:table-cell office:value-type="string">
            <text:p>King Kong</text:p>
          </table:table-cell>
          <table:table-cell office:value-type="float" office:value="2005">
            <text:p>2005</text:p>
          </table:table-cell>
          <table:table-cell office:value-type="string">
            <text:p>tt036071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adagaskar</text:p>
          </table:table-cell>
          <table:table-cell office:value-type="float" office:value="2005">
            <text:p>2005</text:p>
          </table:table-cell>
          <table:table-cell office:value-type="string">
            <text:p>tt0351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r.&amp; Mrs. Smith</text:p>
          </table:table-cell>
          <table:table-cell office:value-type="string">
            <text:p>Pan i pani Smith</text:p>
          </table:table-cell>
          <table:table-cell office:value-type="float" office:value="2005">
            <text:p>2005</text:p>
          </table:table-cell>
          <table:table-cell office:value-type="string">
            <text:p>tt03569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 and the Chocolate Factory</text:p>
          </table:table-cell>
          <table:table-cell office:value-type="string">
            <text:p>Charlie i fabryka czekolady</text:p>
          </table:table-cell>
          <table:table-cell office:value-type="float" office:value="2005">
            <text:p>2005</text:p>
          </table:table-cell>
          <table:table-cell office:value-type="string">
            <text:p>tt0367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nich</text:p>
          </table:table-cell>
          <table:table-cell office:value-type="string">
            <text:p>Monachium</text:p>
          </table:table-cell>
          <table:table-cell office:value-type="float" office:value="2005">
            <text:p>2005</text:p>
          </table:table-cell>
          <table:table-cell office:value-type="string">
            <text:p>tt04083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de &amp; Prejudice</text:p>
          </table:table-cell>
          <table:table-cell office:value-type="string">
            <text:p>Duma i uprzedzenie</text:p>
          </table:table-cell>
          <table:table-cell office:value-type="float" office:value="2005">
            <text:p>2005</text:p>
          </table:table-cell>
          <table:table-cell office:value-type="string">
            <text:p>tt04143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rothers Grimm</text:p>
          </table:table-cell>
          <table:table-cell office:value-type="string">
            <text:p>Nieustraszeni bracia Grimm</text:p>
          </table:table-cell>
          <table:table-cell office:value-type="float" office:value="2005">
            <text:p>2005</text:p>
          </table:table-cell>
          <table:table-cell office:value-type="string">
            <text:p>tt0355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itchhiker's Guide to the Galaxy</text:p>
          </table:table-cell>
          <table:table-cell office:value-type="string">
            <text:p>Autostopem przez galaktykę</text:p>
          </table:table-cell>
          <table:table-cell office:value-type="float" office:value="2005">
            <text:p>2005</text:p>
          </table:table-cell>
          <table:table-cell office:value-type="string">
            <text:p>tt03717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itch</text:p>
          </table:table-cell>
          <table:table-cell office:value-type="string">
            <text:p>Hitch: Najlepszy doradca przeciętnego faceta</text:p>
          </table:table-cell>
          <table:table-cell office:value-type="float" office:value="2005">
            <text:p>2005</text:p>
          </table:table-cell>
          <table:table-cell office:value-type="string">
            <text:p>tt03865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ntastic Four</text:p>
          </table:table-cell>
          <table:table-cell office:value-type="string">
            <text:p>Fantastyczna Czwórka</text:p>
          </table:table-cell>
          <table:table-cell office:value-type="float" office:value="2005">
            <text:p>2005</text:p>
          </table:table-cell>
          <table:table-cell office:value-type="string">
            <text:p>tt01206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icken Little</text:p>
          </table:table-cell>
          <table:table-cell office:value-type="string">
            <text:p>Kurczak Mały</text:p>
          </table:table-cell>
          <table:table-cell office:value-type="float" office:value="2005">
            <text:p>2005</text:p>
          </table:table-cell>
          <table:table-cell office:value-type="string">
            <text:p>tt0371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edding Crashers</text:p>
          </table:table-cell>
          <table:table-cell office:value-type="string">
            <text:p>Polowanie na druhny</text:p>
          </table:table-cell>
          <table:table-cell office:value-type="float" office:value="2005">
            <text:p>2005</text:p>
          </table:table-cell>
          <table:table-cell office:value-type="string">
            <text:p>tt03962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obots</text:p>
          </table:table-cell>
          <table:table-cell office:value-type="string">
            <text:p>Roboty</text:p>
          </table:table-cell>
          <table:table-cell office:value-type="float" office:value="2005">
            <text:p>2005</text:p>
          </table:table-cell>
          <table:table-cell office:value-type="string">
            <text:p>tt03580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onstantine</text:p>
          </table:table-cell>
          <table:table-cell office:value-type="float" office:value="2005">
            <text:p>2005</text:p>
          </table:table-cell>
          <table:table-cell office:value-type="string">
            <text:p>tt03604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ghtplan</text:p>
          </table:table-cell>
          <table:table-cell office:value-type="string">
            <text:p>Plan lotu</text:p>
          </table:table-cell>
          <table:table-cell office:value-type="float" office:value="2005">
            <text:p>2005</text:p>
          </table:table-cell>
          <table:table-cell office:value-type="string">
            <text:p>tt04087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dom of Heaven</text:p>
          </table:table-cell>
          <table:table-cell office:value-type="string">
            <text:p>Królestwo niebieskie</text:p>
          </table:table-cell>
          <table:table-cell office:value-type="float" office:value="2005">
            <text:p>2005</text:p>
          </table:table-cell>
          <table:table-cell office:value-type="string">
            <text:p>tt03206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un with Dick and Jane</text:p>
          </table:table-cell>
          <table:table-cell office:value-type="string">
            <text:p>Dick i Jane: Niezły ubaw</text:p>
          </table:table-cell>
          <table:table-cell office:value-type="float" office:value="2005">
            <text:p>2005</text:p>
          </table:table-cell>
          <table:table-cell office:value-type="string">
            <text:p>tt03694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cifier</text:p>
          </table:table-cell>
          <table:table-cell office:value-type="string">
            <text:p>Pacyfikator</text:p>
          </table:table-cell>
          <table:table-cell office:value-type="float" office:value="2005">
            <text:p>2005</text:p>
          </table:table-cell>
          <table:table-cell office:value-type="string">
            <text:p>tt03956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llace &amp; Gromit: The Curse of the Were-Rabbit</text:p>
          </table:table-cell>
          <table:table-cell office:value-type="string">
            <text:p>Wallace i Gromit: Klątwa Królika</text:p>
          </table:table-cell>
          <table:table-cell office:value-type="float" office:value="2005">
            <text:p>2005</text:p>
          </table:table-cell>
          <table:table-cell office:value-type="string">
            <text:p>tt0312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II</text:p>
          </table:table-cell>
          <table:table-cell office:value-type="string">
            <text:p>Piła II</text:p>
          </table:table-cell>
          <table:table-cell office:value-type="float" office:value="2005">
            <text:p>2005</text:p>
          </table:table-cell>
          <table:table-cell office:value-type="string">
            <text:p>tt0432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 2</text:p>
          </table:table-cell>
          <table:table-cell office:value-type="string">
            <text:p>Fałszywa dwunastka 2</text:p>
          </table:table-cell>
          <table:table-cell office:value-type="float" office:value="2005">
            <text:p>2005</text:p>
          </table:table-cell>
          <table:table-cell office:value-type="string">
            <text:p>tt04525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Amityville</text:p>
          </table:table-cell>
          <table:table-cell office:value-type="float" office:value="2005">
            <text:p>2005</text:p>
          </table:table-cell>
          <table:table-cell office:value-type="string">
            <text:p>tt03848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arhead</text:p>
          </table:table-cell>
          <table:table-cell office:value-type="string">
            <text:p>Jarhead: Żołnierz piechoty morskiej</text:p>
          </table:table-cell>
          <table:table-cell office:value-type="float" office:value="2005">
            <text:p>2005</text:p>
          </table:table-cell>
          <table:table-cell office:value-type="string">
            <text:p>tt041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Xx: State of the Union</text:p>
          </table:table-cell>
          <table:table-cell office:value-type="string">
            <text:p>xXx 2: Następny poziom</text:p>
          </table:table-cell>
          <table:table-cell office:value-type="float" office:value="2005">
            <text:p>2005</text:p>
          </table:table-cell>
          <table:table-cell office:value-type="string">
            <text:p>tt03297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liver Twist </text:p>
          </table:table-cell>
          <table:table-cell office:value-type="string">
            <text:p>Oliver Twist</text:p>
          </table:table-cell>
          <table:table-cell office:value-type="float" office:value="2005">
            <text:p>2005</text:p>
          </table:table-cell>
          <table:table-cell office:value-type="string">
            <text:p>tt0380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ideland</text:p>
          </table:table-cell>
          <table:table-cell office:value-type="string">
            <text:p>Kraina traw</text:p>
          </table:table-cell>
          <table:table-cell office:value-type="float" office:value="2005">
            <text:p>2005</text:p>
          </table:table-cell>
          <table:table-cell office:value-type="string">
            <text:p>tt04107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 Congeniality 2: Armed and Fabulous</text:p>
          </table:table-cell>
          <table:table-cell office:value-type="string">
            <text:p>Miss Agent 2: Uzbrojona i urocza</text:p>
          </table:table-cell>
          <table:table-cell office:value-type="float" office:value="2005">
            <text:p>2005</text:p>
          </table:table-cell>
          <table:table-cell office:value-type="string">
            <text:p>tt03853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gend of Zorro</text:p>
          </table:table-cell>
          <table:table-cell office:value-type="string">
            <text:p>Legenda Zorro</text:p>
          </table:table-cell>
          <table:table-cell office:value-type="float" office:value="2005">
            <text:p>2005</text:p>
          </table:table-cell>
          <table:table-cell office:value-type="string">
            <text:p>tt0386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tch Point</text:p>
          </table:table-cell>
          <table:table-cell office:value-type="string">
            <text:p>Wszystko gra</text:p>
          </table:table-cell>
          <table:table-cell office:value-type="float" office:value="2005">
            <text:p>2005</text:p>
          </table:table-cell>
          <table:table-cell office:value-type="string">
            <text:p>tt0416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Ring 2</text:p>
          </table:table-cell>
          <table:table-cell office:value-type="float" office:value="2005">
            <text:p>2005</text:p>
          </table:table-cell>
          <table:table-cell office:value-type="string">
            <text:p>tt037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nd of the Dead</text:p>
          </table:table-cell>
          <table:table-cell office:value-type="string">
            <text:p>Ziemia żywych trupów</text:p>
          </table:table-cell>
          <table:table-cell office:value-type="float" office:value="2005">
            <text:p>2005</text:p>
          </table:table-cell>
          <table:table-cell office:value-type="string">
            <text:p>tt04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lf Creek</text:p>
          </table:table-cell>
          <table:table-cell office:value-type="float" office:value="2005">
            <text:p>2005</text:p>
          </table:table-cell>
          <table:table-cell office:value-type="string">
            <text:p>tt0416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talla en el cielo</text:p>
          </table:table-cell>
          <table:table-cell office:value-type="string">
            <text:p>Bitwa w niebie</text:p>
          </table:table-cell>
          <table:table-cell office:value-type="float" office:value="2005">
            <text:p>2005</text:p>
          </table:table-cell>
          <table:table-cell office:value-type="string">
            <text:p>tt03870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eiße Massai</text:p>
          </table:table-cell>
          <table:table-cell office:value-type="string">
            <text:p>Biała Masajka</text:p>
          </table:table-cell>
          <table:table-cell office:value-type="float" office:value="2005">
            <text:p>2005</text:p>
          </table:table-cell>
          <table:table-cell office:value-type="string">
            <text:p>tt04368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phie Scholl - Die letzten Tage</text:p>
          </table:table-cell>
          <table:table-cell office:value-type="string">
            <text:p>Sophie Scholl</text:p>
          </table:table-cell>
          <table:table-cell office:value-type="float" office:value="2005">
            <text:p>2005</text:p>
          </table:table-cell>
          <table:table-cell office:value-type="string">
            <text:p>tt04265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 2: Alles ist gut, solange du wild bist!</text:p>
          </table:table-cell>
          <table:table-cell office:value-type="string">
            <text:p>Dzika banda 2</text:p>
          </table:table-cell>
          <table:table-cell office:value-type="float" office:value="2005">
            <text:p>2005</text:p>
          </table:table-cell>
          <table:table-cell office:value-type="string">
            <text:p>tt04183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4/7 The Passion of Life</text:p>
          </table:table-cell>
          <table:table-cell office:value-type="string">
            <text:p>24/7: Pasja życia</text:p>
          </table:table-cell>
          <table:table-cell office:value-type="float" office:value="2005">
            <text:p>2005</text:p>
          </table:table-cell>
          <table:table-cell office:value-type="string">
            <text:p>tt04502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m-Yum-Goong / The Protector / Warrior King</text:p>
          </table:table-cell>
          <table:table-cell office:value-type="string">
            <text:p>Obrońca</text:p>
          </table:table-cell>
          <table:table-cell office:value-type="float" office:value="2005">
            <text:p>2005</text:p>
          </table:table-cell>
          <table:table-cell office:value-type="string">
            <text:p>tt04279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irates of the Caribbean: Dead Man's Chest</text:p>
          </table:table-cell>
          <table:table-cell office:value-type="string">
            <text:p>Piraci z Karaibów: Skrzynia umarlaka</text:p>
          </table:table-cell>
          <table:table-cell office:value-type="float" office:value="2006">
            <text:p>2006</text:p>
          </table:table-cell>
          <table:table-cell office:value-type="string">
            <text:p>tt03835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 Vinci Code</text:p>
          </table:table-cell>
          <table:table-cell office:value-type="string">
            <text:p>Kod da Vinci</text:p>
          </table:table-cell>
          <table:table-cell office:value-type="float" office:value="2006">
            <text:p>2006</text:p>
          </table:table-cell>
          <table:table-cell office:value-type="string">
            <text:p>tt03826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2: The Meltdown</text:p>
          </table:table-cell>
          <table:table-cell office:value-type="string">
            <text:p>Epoka lodowcowa 2: Odwilż</text:p>
          </table:table-cell>
          <table:table-cell office:value-type="float" office:value="2006">
            <text:p>2006</text:p>
          </table:table-cell>
          <table:table-cell office:value-type="string">
            <text:p>tt0438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sino Royale </text:p>
          </table:table-cell>
          <table:table-cell office:value-type="string">
            <text:p>Casino Royale</text:p>
          </table:table-cell>
          <table:table-cell office:value-type="float" office:value="2006">
            <text:p>2006</text:p>
          </table:table-cell>
          <table:table-cell office:value-type="string">
            <text:p>tt0381061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rs</text:p>
          </table:table-cell>
          <table:table-cell office:value-type="string">
            <text:p>Cars – Auta</text:p>
          </table:table-cell>
          <table:table-cell office:value-type="float" office:value="2006">
            <text:p>2006</text:p>
          </table:table-cell>
          <table:table-cell office:value-type="string">
            <text:p>tt03172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: The Last Stand</text:p>
          </table:table-cell>
          <table:table-cell office:value-type="string">
            <text:p>X-Men: Ostatni bastion</text:p>
          </table:table-cell>
          <table:table-cell office:value-type="float" office:value="2006">
            <text:p>2006</text:p>
          </table:table-cell>
          <table:table-cell office:value-type="string">
            <text:p>tt03769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300">
            <text:p>300</text:p>
          </table:table-cell>
          <table:table-cell office:value-type="float" office:value="2006">
            <text:p>2006</text:p>
          </table:table-cell>
          <table:table-cell office:value-type="string">
            <text:p>tt04164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ion: Impossible III </text:p>
          </table:table-cell>
          <table:table-cell office:value-type="string">
            <text:p>Mission Impossible III</text:p>
          </table:table-cell>
          <table:table-cell office:value-type="float" office:value="2006">
            <text:p>2006</text:p>
          </table:table-cell>
          <table:table-cell office:value-type="string">
            <text:p>tt03179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rat! Cultural Learnings of America for Make Benefit Glorious Nation of Kazakhstan</text:p>
          </table:table-cell>
          <table:table-cell office:value-type="string">
            <text:p>Borat: Podpatrzone w Ameryce, aby Kazachstan rósł w siłę, a ludzie żyli dostatniej</text:p>
          </table:table-cell>
          <table:table-cell office:value-type="float" office:value="2006">
            <text:p>2006</text:p>
          </table:table-cell>
          <table:table-cell office:value-type="string">
            <text:p>tt0443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rld Trade Center</text:p>
          </table:table-cell>
          <table:table-cell office:value-type="float" office:value="2006">
            <text:p>2006</text:p>
          </table:table-cell>
          <table:table-cell office:value-type="string">
            <text:p>tt04696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cky Balboa</text:p>
          </table:table-cell>
          <table:table-cell office:value-type="float" office:value="2006">
            <text:p>2006</text:p>
          </table:table-cell>
          <table:table-cell office:value-type="string">
            <text:p>tt04791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estige</text:p>
          </table:table-cell>
          <table:table-cell office:value-type="string">
            <text:p>Prestiż</text:p>
          </table:table-cell>
          <table:table-cell office:value-type="float" office:value="2006">
            <text:p>2006</text:p>
          </table:table-cell>
          <table:table-cell office:value-type="string">
            <text:p>tt0482571</text:p>
          </table:table-cell>
          <table:table-cell table:number-columns-repeated="24"/>
        </table:table-row>
        <table:table-row table:style-name="ro1">
          <table:table-cell office:value-type="string">
            <text:p>Lady in the Water</text:p>
          </table:table-cell>
          <table:table-cell office:value-type="string">
            <text:p>Kobieta w błękitnej wodzie</text:p>
          </table:table-cell>
          <table:table-cell office:value-type="float" office:value="2006">
            <text:p>2006</text:p>
          </table:table-cell>
          <table:table-cell office:value-type="string">
            <text:p>tt0452637</text:p>
          </table:table-cell>
          <table:table-cell table:number-columns-repeated="24"/>
        </table:table-row>
        <table:table-row table:style-name="ro1">
          <table:table-cell office:value-type="string">
            <text:p>Children of Men</text:p>
          </table:table-cell>
          <table:table-cell office:value-type="string">
            <text:p>Ludzkie dzieci</text:p>
          </table:table-cell>
          <table:table-cell office:value-type="float" office:value="2006">
            <text:p>2006</text:p>
          </table:table-cell>
          <table:table-cell office:value-type="string">
            <text:p>tt0206634</text:p>
          </table:table-cell>
          <table:table-cell table:number-columns-repeated="24"/>
        </table:table-row>
        <table:table-row table:style-name="ro1">
          <table:table-cell office:value-type="string">
            <text:p>An Inconvenient Truth</text:p>
          </table:table-cell>
          <table:table-cell office:value-type="string">
            <text:p>Niewygodna prawda</text:p>
          </table:table-cell>
          <table:table-cell office:value-type="float" office:value="2006">
            <text:p>2006</text:p>
          </table:table-cell>
          <table:table-cell office:value-type="string">
            <text:p>tt0497116</text:p>
          </table:table-cell>
          <table:table-cell table:number-columns-repeated="24"/>
        </table:table-row>
        <table:table-row table:style-name="ro1">
          <table:table-cell office:value-type="string">
            <text:p>Idiocracy</text:p>
          </table:table-cell>
          <table:table-cell office:value-type="string">
            <text:p>Idiokracja</text:p>
          </table:table-cell>
          <table:table-cell office:value-type="float" office:value="2006">
            <text:p>2006</text:p>
          </table:table-cell>
          <table:table-cell office:value-type="string">
            <text:p>tt0387808</text:p>
          </table:table-cell>
          <table:table-cell table:number-columns-repeated="24"/>
        </table:table-row>
        <table:table-row table:style-name="ro1">
          <table:table-cell office:value-type="string">
            <text:p>Night at the Museum</text:p>
          </table:table-cell>
          <table:table-cell office:value-type="string">
            <text:p>Noc w muzeum</text:p>
          </table:table-cell>
          <table:table-cell office:value-type="float" office:value="2006">
            <text:p>2006</text:p>
          </table:table-cell>
          <table:table-cell office:value-type="string">
            <text:p>tt0477347</text:p>
          </table:table-cell>
          <table:table-cell table:number-columns-repeated="24"/>
        </table:table-row>
        <table:table-row table:style-name="ro1">
          <table:table-cell office:value-type="string">
            <text:p>Happy Feet</text:p>
          </table:table-cell>
          <table:table-cell office:value-type="string">
            <text:p>Tupot małych stóp</text:p>
          </table:table-cell>
          <table:table-cell office:value-type="float" office:value="2006">
            <text:p>2006</text:p>
          </table:table-cell>
          <table:table-cell office:value-type="string">
            <text:p>tt0366548</text:p>
          </table:table-cell>
          <table:table-cell table:number-columns-repeated="24"/>
        </table:table-row>
        <table:table-row table:style-name="ro1">
          <table:table-cell office:value-type="string">
            <text:p>Over the Hedge</text:p>
          </table:table-cell>
          <table:table-cell office:value-type="string">
            <text:p>Skok przez płot</text:p>
          </table:table-cell>
          <table:table-cell office:value-type="float" office:value="2006">
            <text:p>2006</text:p>
          </table:table-cell>
          <table:table-cell office:value-type="string">
            <text:p>tt0327084</text:p>
          </table:table-cell>
          <table:table-cell table:number-columns-repeated="24"/>
        </table:table-row>
        <table:table-row table:style-name="ro1">
          <table:table-cell office:value-type="string">
            <text:p>The Devil Wears Prada</text:p>
          </table:table-cell>
          <table:table-cell office:value-type="string">
            <text:p>Diabeł ubiera się u Prady</text:p>
          </table:table-cell>
          <table:table-cell office:value-type="float" office:value="2006">
            <text:p>2006</text:p>
          </table:table-cell>
          <table:table-cell office:value-type="string">
            <text:p>tt0458352</text:p>
          </table:table-cell>
          <table:table-cell table:number-columns-repeated="24"/>
        </table:table-row>
        <table:table-row table:style-name="ro1">
          <table:table-cell office:value-type="string">
            <text:p>The Pursuit of Happyness</text:p>
          </table:table-cell>
          <table:table-cell office:value-type="string">
            <text:p>W pogoni za szczęściem</text:p>
          </table:table-cell>
          <table:table-cell office:value-type="float" office:value="2006">
            <text:p>2006</text:p>
          </table:table-cell>
          <table:table-cell office:value-type="string">
            <text:p>tt04549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Eragon</text:p>
          </table:table-cell>
          <table:table-cell office:value-type="float" office:value="2006">
            <text:p>2006</text:p>
          </table:table-cell>
          <table:table-cell office:value-type="string">
            <text:p>tt0449010</text:p>
          </table:table-cell>
          <table:table-cell table:number-columns-repeated="24"/>
        </table:table-row>
        <table:table-row table:style-name="ro1">
          <table:table-cell office:value-type="string">
            <text:p>The Fountain</text:p>
          </table:table-cell>
          <table:table-cell office:value-type="string">
            <text:p>Źródło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Click</text:p>
          </table:table-cell>
          <table:table-cell office:value-type="string">
            <text:p>Klik: I robisz, co chcesz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Holiday</text:p>
          </table:table-cell>
          <table:table-cell office:value-type="string">
            <text:p>Holiday – Wakacje</text:p>
          </table:table-cell>
          <table:table-cell office:value-type="float" office:value="2006">
            <text:p>2006</text:p>
          </table:table-cell>
          <table:table-cell office:value-type="string">
            <text:p>tt0457939</text:p>
          </table:table-cell>
          <table:table-cell table:number-columns-repeated="24"/>
        </table:table-row>
        <table:table-row table:style-name="ro1">
          <table:table-cell office:value-type="string">
            <text:p>The Break-Up</text:p>
          </table:table-cell>
          <table:table-cell office:value-type="string">
            <text:p>Sztuka zrywania</text:p>
          </table:table-cell>
          <table:table-cell office:value-type="float" office:value="2006">
            <text:p>2006</text:p>
          </table:table-cell>
          <table:table-cell office:value-type="string">
            <text:p>tt0452594</text:p>
          </table:table-cell>
          <table:table-cell table:number-columns-repeated="24"/>
        </table:table-row>
        <table:table-row table:style-name="ro1">
          <table:table-cell office:value-type="string">
            <text:p>Open Season</text:p>
          </table:table-cell>
          <table:table-cell office:value-type="string">
            <text:p>Sezon na misia</text:p>
          </table:table-cell>
          <table:table-cell office:value-type="float" office:value="2006">
            <text:p>2006</text:p>
          </table:table-cell>
          <table:table-cell office:value-type="string">
            <text:p>tt0400717</text:p>
          </table:table-cell>
          <table:table-cell table:number-columns-repeated="24"/>
        </table:table-row>
        <table:table-row table:style-name="ro1">
          <table:table-cell office:value-type="string">
            <text:p>Poseidon</text:p>
          </table:table-cell>
          <table:table-cell office:value-type="string">
            <text:p>Posejdon</text:p>
          </table:table-cell>
          <table:table-cell office:value-type="float" office:value="2006">
            <text:p>2006</text:p>
          </table:table-cell>
          <table:table-cell office:value-type="string">
            <text:p>tt0409182</text:p>
          </table:table-cell>
          <table:table-cell table:number-columns-repeated="24"/>
        </table:table-row>
        <table:table-row table:style-name="ro1">
          <table:table-cell office:value-type="string">
            <text:p>Déjà Vu</text:p>
          </table:table-cell>
          <table:table-cell office:value-type="string">
            <text:p>Deja Vu</text:p>
          </table:table-cell>
          <table:table-cell office:value-type="float" office:value="2006">
            <text:p>2006</text:p>
          </table:table-cell>
          <table:table-cell office:value-type="string">
            <text:p>tt0453467</text:p>
          </table:table-cell>
          <table:table-cell table:number-columns-repeated="24"/>
        </table:table-row>
        <table:table-row table:style-name="ro1">
          <table:table-cell office:value-type="string">
            <text:p>Flushed Away</text:p>
          </table:table-cell>
          <table:table-cell office:value-type="string">
            <text:p>Wpuszczony w kanał</text:p>
          </table:table-cell>
          <table:table-cell office:value-type="float" office:value="2006">
            <text:p>2006</text:p>
          </table:table-cell>
          <table:table-cell office:value-type="string">
            <text:p>tt0424095</text:p>
          </table:table-cell>
          <table:table-cell table:number-columns-repeated="24"/>
        </table:table-row>
        <table:table-row table:style-name="ro1">
          <table:table-cell office:value-type="string">
            <text:p>Scary Movie 4</text:p>
          </table:table-cell>
          <table:table-cell office:value-type="string">
            <text:p>Straszny film 4</text:p>
          </table:table-cell>
          <table:table-cell office:value-type="float" office:value="2006">
            <text:p>2006</text:p>
          </table:table-cell>
          <table:table-cell office:value-type="string">
            <text:p>tt0362120</text:p>
          </table:table-cell>
          <table:table-cell table:number-columns-repeated="24"/>
        </table:table-row>
        <table:table-row table:style-name="ro1">
          <table:table-cell office:value-type="string">
            <text:p>Saw III</text:p>
          </table:table-cell>
          <table:table-cell office:value-type="string">
            <text:p>Piła III</text:p>
          </table:table-cell>
          <table:table-cell office:value-type="float" office:value="2006">
            <text:p>2006</text:p>
          </table:table-cell>
          <table:table-cell office:value-type="string">
            <text:p>tt0489270</text:p>
          </table:table-cell>
          <table:table-cell table:number-columns-repeated="24"/>
        </table:table-row>
        <table:table-row table:style-name="ro1">
          <table:table-cell office:value-type="string">
            <text:p>The Fast and the Furious: Tokyo Drift</text:p>
          </table:table-cell>
          <table:table-cell office:value-type="string">
            <text:p>Szybcy i wściekli: Tokio Drift</text:p>
          </table:table-cell>
          <table:table-cell office:value-type="float" office:value="2006">
            <text:p>2006</text:p>
          </table:table-cell>
          <table:table-cell office:value-type="string">
            <text:p>tt0463985</text:p>
          </table:table-cell>
          <table:table-cell table:number-columns-repeated="24"/>
        </table:table-row>
        <table:table-row table:style-name="ro1">
          <table:table-cell office:value-type="string">
            <text:p>V for Vendetta</text:p>
          </table:table-cell>
          <table:table-cell office:value-type="string">
            <text:p>V jak vendetta</text:p>
          </table:table-cell>
          <table:table-cell office:value-type="float" office:value="2006">
            <text:p>2006</text:p>
          </table:table-cell>
          <table:table-cell office:value-type="string">
            <text:p>tt0434409</text:p>
          </table:table-cell>
          <table:table-cell table:number-columns-repeated="24"/>
        </table:table-row>
        <table:table-row table:style-name="ro1">
          <table:table-cell office:value-type="string">
            <text:p>Big Momma's House 2</text:p>
          </table:table-cell>
          <table:table-cell office:value-type="string">
            <text:p>Agent XXL 2</text:p>
          </table:table-cell>
          <table:table-cell office:value-type="float" office:value="2006">
            <text:p>2006</text:p>
          </table:table-cell>
          <table:table-cell office:value-type="string">
            <text:p>tt0421729</text:p>
          </table:table-cell>
          <table:table-cell table:number-columns-repeated="24"/>
        </table:table-row>
        <table:table-row table:style-name="ro1">
          <table:table-cell office:value-type="string">
            <text:p>The Santa Clause 3: The Escape Clause</text:p>
          </table:table-cell>
          <table:table-cell office:value-type="string">
            <text:p>Śnięty Mikołaj 3: Uciekający Mikołaj</text:p>
          </table:table-cell>
          <table:table-cell office:value-type="float" office:value="2006">
            <text:p>2006</text:p>
          </table:table-cell>
          <table:table-cell office:value-type="string">
            <text:p>tt0452681</text:p>
          </table:table-cell>
          <table:table-cell table:number-columns-repeated="24"/>
        </table:table-row>
        <table:table-row table:style-name="ro1">
          <table:table-cell office:value-type="string">
            <text:p>Final Destination 3</text:p>
          </table:table-cell>
          <table:table-cell office:value-type="string">
            <text:p>Oszukać przeznaczenie 3</text:p>
          </table:table-cell>
          <table:table-cell office:value-type="float" office:value="2006">
            <text:p>2006</text:p>
          </table:table-cell>
          <table:table-cell office:value-type="string">
            <text:p>tt0414982</text:p>
          </table:table-cell>
          <table:table-cell table:number-columns-repeated="24"/>
        </table:table-row>
        <table:table-row table:style-name="ro1">
          <table:table-cell office:value-type="string">
            <text:p>Scoop</text:p>
          </table:table-cell>
          <table:table-cell office:value-type="string">
            <text:p>Scoop - gorący temat</text:p>
          </table:table-cell>
          <table:table-cell office:value-type="float" office:value="2006">
            <text:p>2006</text:p>
          </table:table-cell>
          <table:table-cell office:value-type="string">
            <text:p>tt0457513</text:p>
          </table:table-cell>
          <table:table-cell table:number-columns-repeated="24"/>
        </table:table-row>
        <table:table-row table:style-name="ro1">
          <table:table-cell office:value-type="string">
            <text:p>The Omen: 666</text:p>
          </table:table-cell>
          <table:table-cell office:value-type="string">
            <text:p>Omen</text:p>
          </table:table-cell>
          <table:table-cell office:value-type="float" office:value="2006">
            <text:p>2006</text:p>
          </table:table-cell>
          <table:table-cell office:value-type="string">
            <text:p>tt0466909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: The Beginning</text:p>
          </table:table-cell>
          <table:table-cell office:value-type="string">
            <text:p>Teksańska masakra piłą mechaniczną: Początek</text:p>
          </table:table-cell>
          <table:table-cell office:value-type="float" office:value="2006">
            <text:p>2006</text:p>
          </table:table-cell>
          <table:table-cell office:value-type="string">
            <text:p>tt0420294</text:p>
          </table:table-cell>
          <table:table-cell table:number-columns-repeated="24"/>
        </table:table-row>
        <table:table-row table:style-name="ro1">
          <table:table-cell office:value-type="string">
            <text:p>The Black Dahlia</text:p>
          </table:table-cell>
          <table:table-cell office:value-type="string">
            <text:p>Czarna Dalia</text:p>
          </table:table-cell>
          <table:table-cell office:value-type="float" office:value="2006">
            <text:p>2006</text:p>
          </table:table-cell>
          <table:table-cell office:value-type="string">
            <text:p>tt0387877</text:p>
          </table:table-cell>
          <table:table-cell table:number-columns-repeated="24"/>
        </table:table-row>
        <table:table-row table:style-name="ro1">
          <table:table-cell office:value-type="string">
            <text:p>A Scanner Darkly</text:p>
          </table:table-cell>
          <table:table-cell office:value-type="string">
            <text:p>Przez ciemne zwierciadło</text:p>
          </table:table-cell>
          <table:table-cell office:value-type="float" office:value="2006">
            <text:p>2006</text:p>
          </table:table-cell>
          <table:table-cell office:value-type="string">
            <text:p>tt040529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ortbus</text:p>
          </table:table-cell>
          <table:table-cell office:value-type="float" office:value="2006">
            <text:p>2006</text:p>
          </table:table-cell>
          <table:table-cell office:value-type="string">
            <text:p>tt0367027</text:p>
          </table:table-cell>
          <table:table-cell table:number-columns-repeated="24"/>
        </table:table-row>
        <table:table-row table:style-name="ro1">
          <table:table-cell office:value-type="string">
            <text:p>Cashback </text:p>
          </table:table-cell>
          <table:table-cell office:value-type="string">
            <text:p>Cashback</text:p>
          </table:table-cell>
          <table:table-cell office:value-type="float" office:value="2006">
            <text:p>2006</text:p>
          </table:table-cell>
          <table:table-cell office:value-type="string">
            <text:p>tt0460740</text:p>
          </table:table-cell>
          <table:table-cell table:number-columns-repeated="24"/>
        </table:table-row>
        <table:table-row table:style-name="ro1">
          <table:table-cell office:value-type="string">
            <text:p>7 Zwerge - Der Wald ist nicht genug</text:p>
          </table:table-cell>
          <table:table-cell office:value-type="string">
            <text:p>7 krasnoludków: Las to za mało!</text:p>
          </table:table-cell>
          <table:table-cell office:value-type="float" office:value="2006">
            <text:p>2006</text:p>
          </table:table-cell>
          <table:table-cell office:value-type="string">
            <text:p>tt0461642</text:p>
          </table:table-cell>
          <table:table-cell table:number-columns-repeated="24"/>
        </table:table-row>
        <table:table-row table:style-name="ro1">
          <table:table-cell office:value-type="string">
            <text:p>Deutschland. Ein Sommermärchen</text:p>
          </table:table-cell>
          <table:table-cell office:value-type="string">
            <text:p>Niemcy. Letnia bajka</text:p>
          </table:table-cell>
          <table:table-cell office:value-type="float" office:value="2006">
            <text:p>2006</text:p>
          </table:table-cell>
          <table:table-cell office:value-type="string">
            <text:p>tt0853060</text:p>
          </table:table-cell>
          <table:table-cell table:number-columns-repeated="24"/>
        </table:table-row>
        <table:table-row table:style-name="ro1">
          <table:table-cell office:value-type="string">
            <text:p>Die Wilden Kerle 3: Die Attacke der Biestigen Biester!</text:p>
          </table:table-cell>
          <table:table-cell office:value-type="string">
            <text:p>Dzika banda 3</text:p>
          </table:table-cell>
          <table:table-cell office:value-type="float" office:value="2006">
            <text:p>2006</text:p>
          </table:table-cell>
          <table:table-cell office:value-type="string">
            <text:p>tt0764283</text:p>
          </table:table-cell>
          <table:table-cell table:number-columns-repeated="24"/>
        </table:table-row>
        <table:table-row table:style-name="ro1">
          <table:table-cell office:value-type="string">
            <text:p>Das Leben der Anderen</text:p>
          </table:table-cell>
          <table:table-cell office:value-type="string">
            <text:p>Życie na podsłuchu</text:p>
          </table:table-cell>
          <table:table-cell office:value-type="float" office:value="2006">
            <text:p>2006</text:p>
          </table:table-cell>
          <table:table-cell office:value-type="string">
            <text:p>tt0405094</text:p>
          </table:table-cell>
          <table:table-cell table:number-columns-repeated="24"/>
        </table:table-row>
        <table:table-row table:style-name="ro1">
          <table:table-cell office:value-type="string">
            <text:p>Das kleine Arschloch und der alte Sack - Sterben ist Scheiße</text:p>
          </table:table-cell>
          <table:table-cell office:value-type="string">
            <text:p>Mały dupek i stara torba - umieranie jest do bani</text:p>
          </table:table-cell>
          <table:table-cell office:value-type="float" office:value="2006">
            <text:p>2006</text:p>
          </table:table-cell>
          <table:table-cell office:value-type="string">
            <text:p>tt048370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wisted Sisters</text:p>
          </table:table-cell>
          <table:table-cell office:value-type="float" office:value="2006">
            <text:p>2006</text:p>
          </table:table-cell>
          <table:table-cell office:value-type="string">
            <text:p>tt0439569</text:p>
          </table:table-cell>
          <table:table-cell table:number-columns-repeated="24"/>
        </table:table-row>
        <table:table-row table:style-name="ro1">
          <table:table-cell office:value-type="string">
            <text:p>Laitakaupungin valot</text:p>
          </table:table-cell>
          <table:table-cell office:value-type="string">
            <text:p>Światła o zmierzchu</text:p>
          </table:table-cell>
          <table:table-cell office:value-type="float" office:value="2006">
            <text:p>2006</text:p>
          </table:table-cell>
          <table:table-cell office:value-type="string">
            <text:p>tt0458242</text:p>
          </table:table-cell>
          <table:table-cell table:number-columns-repeated="24"/>
        </table:table-row>
        <table:table-row table:style-name="ro1">
          <table:table-cell office:value-type="string">
            <text:p>Paris, je t'aime</text:p>
          </table:table-cell>
          <table:table-cell office:value-type="string">
            <text:p>Zakochany Paryż</text:p>
          </table:table-cell>
          <table:table-cell office:value-type="float" office:value="2006">
            <text:p>2006</text:p>
          </table:table-cell>
          <table:table-cell office:value-type="string">
            <text:p>tt0401711</text:p>
          </table:table-cell>
          <table:table-cell table:number-columns-repeated="24"/>
        </table:table-row>
        <table:table-row table:style-name="ro1">
          <table:table-cell office:value-type="string">
            <text:p>Lady Chatterley</text:p>
          </table:table-cell>
          <table:table-cell office:value-type="string">
            <text:p>Kochanek Lady Chatterley</text:p>
          </table:table-cell>
          <table:table-cell office:value-type="float" office:value="2006">
            <text:p>2006</text:p>
          </table:table-cell>
          <table:table-cell office:value-type="string">
            <text:p>tt045988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onamour</text:p>
          </table:table-cell>
          <table:table-cell office:value-type="float" office:value="2006">
            <text:p>2006</text:p>
          </table:table-cell>
          <table:table-cell office:value-type="string">
            <text:p>tt0480919</text:p>
          </table:table-cell>
          <table:table-cell table:number-columns-repeated="24"/>
        </table:table-row>
        <table:table-row table:style-name="ro1">
          <table:table-cell office:value-type="string">
            <text:p>El laberinto del fauno</text:p>
          </table:table-cell>
          <table:table-cell office:value-type="string">
            <text:p>Labirynt fauna</text:p>
          </table:table-cell>
          <table:table-cell office:value-type="float" office:value="2006">
            <text:p>2006</text:p>
          </table:table-cell>
          <table:table-cell office:value-type="string">
            <text:p>tt0457430</text:p>
          </table:table-cell>
          <table:table-cell table:number-columns-repeated="24"/>
        </table:table-row>
        <table:table-row table:style-name="ro1">
          <table:table-cell office:value-type="string">
            <text:p>The Girl Who Leapt Through Time</text:p>
          </table:table-cell>
          <table:table-cell office:value-type="string">
            <text:p>O dziewczynie skaczącej przez czas</text:p>
          </table:table-cell>
          <table:table-cell office:value-type="float" office:value="2006">
            <text:p>2006</text:p>
          </table:table-cell>
          <table:table-cell office:value-type="string">
            <text:p>tt0808506</text:p>
          </table:table-cell>
          <table:table-cell table:number-columns-repeated="24"/>
        </table:table-row>
        <table:table-row table:style-name="ro1">
          <table:table-cell office:value-type="string">
            <text:p>Tekkonkinkreet</text:p>
          </table:table-cell>
          <table:table-cell office:value-type="string">
            <text:p>Tekkon kinkurîto</text:p>
          </table:table-cell>
          <table:table-cell office:value-type="float" office:value="2006">
            <text:p>2006</text:p>
          </table:table-cell>
          <table:table-cell office:value-type="string">
            <text:p>tt083188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aprika</text:p>
          </table:table-cell>
          <table:table-cell office:value-type="float" office:value="2006">
            <text:p>2006</text:p>
          </table:table-cell>
          <table:table-cell office:value-type="string">
            <text:p>tt0851578</text:p>
          </table:table-cell>
          <table:table-cell table:number-columns-repeated="24"/>
        </table:table-row>
        <table:table-row table:style-name="ro1">
          <table:table-cell office:value-type="string">
            <text:p>Pirates of the Caribbean: At World's End</text:p>
          </table:table-cell>
          <table:table-cell office:value-type="string">
            <text:p>Piraci z Karaibów: Na krańcu świata</text:p>
          </table:table-cell>
          <table:table-cell office:value-type="float" office:value="2007">
            <text:p>2007</text:p>
          </table:table-cell>
          <table:table-cell office:value-type="string">
            <text:p>tt0449088</text:p>
          </table:table-cell>
          <table:table-cell table:number-columns-repeated="24"/>
        </table:table-row>
        <table:table-row table:style-name="ro1">
          <table:table-cell office:value-type="string">
            <text:p>Harry Potter and the Order of the Phoenix</text:p>
          </table:table-cell>
          <table:table-cell office:value-type="string">
            <text:p>Harry Potter i Zakon Feniksa</text:p>
          </table:table-cell>
          <table:table-cell office:value-type="float" office:value="2007">
            <text:p>2007</text:p>
          </table:table-cell>
          <table:table-cell office:value-type="string">
            <text:p>tt0373889</text:p>
          </table:table-cell>
          <table:table-cell table:number-columns-repeated="24"/>
        </table:table-row>
        <table:table-row table:style-name="ro1">
          <table:table-cell office:value-type="string">
            <text:p>Spider-Man 3 </text:p>
          </table:table-cell>
          <table:table-cell office:value-type="string">
            <text:p>Spider-Man 3</text:p>
          </table:table-cell>
          <table:table-cell office:value-type="float" office:value="2007">
            <text:p>2007</text:p>
          </table:table-cell>
          <table:table-cell office:value-type="string">
            <text:p>tt0413300</text:p>
          </table:table-cell>
          <table:table-cell table:number-columns-repeated="24"/>
        </table:table-row>
        <table:table-row table:style-name="ro1">
          <table:table-cell office:value-type="string">
            <text:p>Shrek the Third</text:p>
          </table:table-cell>
          <table:table-cell office:value-type="string">
            <text:p>Shrek Trzeci</text:p>
          </table:table-cell>
          <table:table-cell office:value-type="float" office:value="2007">
            <text:p>2007</text:p>
          </table:table-cell>
          <table:table-cell office:value-type="string">
            <text:p>tt041326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ransformers</text:p>
          </table:table-cell>
          <table:table-cell office:value-type="float" office:value="2007">
            <text:p>2007</text:p>
          </table:table-cell>
          <table:table-cell office:value-type="string">
            <text:p>tt0418279</text:p>
          </table:table-cell>
          <table:table-cell table:number-columns-repeated="24"/>
        </table:table-row>
        <table:table-row table:style-name="ro1">
          <table:table-cell office:value-type="string">
            <text:p>Ratatouille</text:p>
          </table:table-cell>
          <table:table-cell office:value-type="string">
            <text:p>Ratatuj</text:p>
          </table:table-cell>
          <table:table-cell office:value-type="float" office:value="2007">
            <text:p>2007</text:p>
          </table:table-cell>
          <table:table-cell office:value-type="string">
            <text:p>tt0382932</text:p>
          </table:table-cell>
          <table:table-cell table:number-columns-repeated="24"/>
        </table:table-row>
        <table:table-row table:style-name="ro1">
          <table:table-cell office:value-type="string">
            <text:p>The Simpsons Movie</text:p>
          </table:table-cell>
          <table:table-cell office:value-type="string">
            <text:p>Simpsonowie: Wersja kinowa</text:p>
          </table:table-cell>
          <table:table-cell office:value-type="float" office:value="2007">
            <text:p>2007</text:p>
          </table:table-cell>
          <table:table-cell office:value-type="string">
            <text:p>tt0462538</text:p>
          </table:table-cell>
          <table:table-cell table:number-columns-repeated="24"/>
        </table:table-row>
        <table:table-row table:style-name="ro1">
          <table:table-cell office:value-type="string">
            <text:p>National Treasure 2: Book of Secrets</text:p>
          </table:table-cell>
          <table:table-cell office:value-type="string">
            <text:p>Skarb narodów: Księga tajemnic</text:p>
          </table:table-cell>
          <table:table-cell office:value-type="float" office:value="2007">
            <text:p>2007</text:p>
          </table:table-cell>
          <table:table-cell office:value-type="string">
            <text:p>tt0465234</text:p>
          </table:table-cell>
          <table:table-cell table:number-columns-repeated="24"/>
        </table:table-row>
        <table:table-row table:style-name="ro1">
          <table:table-cell office:value-type="string">
            <text:p>Atonement</text:p>
          </table:table-cell>
          <table:table-cell office:value-type="string">
            <text:p>Pokuta</text:p>
          </table:table-cell>
          <table:table-cell office:value-type="float" office:value="2007">
            <text:p>2007</text:p>
          </table:table-cell>
          <table:table-cell office:value-type="string">
            <text:p>tt0783233</text:p>
          </table:table-cell>
          <table:table-cell table:number-columns-repeated="24"/>
        </table:table-row>
        <table:table-row table:style-name="ro1">
          <table:table-cell office:value-type="string">
            <text:p>Zodiac</text:p>
          </table:table-cell>
          <table:table-cell office:value-type="string">
            <text:p>Zodiak</text:p>
          </table:table-cell>
          <table:table-cell office:value-type="float" office:value="2007">
            <text:p>2007</text:p>
          </table:table-cell>
          <table:table-cell office:value-type="string">
            <text:p>tt0443706</text:p>
          </table:table-cell>
          <table:table-cell table:number-columns-repeated="24"/>
        </table:table-row>
        <table:table-row table:style-name="ro1">
          <table:table-cell office:value-type="string">
            <text:p>Premonition</text:p>
          </table:table-cell>
          <table:table-cell office:value-type="string">
            <text:p>Przeczucie</text:p>
          </table:table-cell>
          <table:table-cell office:value-type="float" office:value="2007">
            <text:p>2007</text:p>
          </table:table-cell>
          <table:table-cell office:value-type="string">
            <text:p>tt0477071</text:p>
          </table:table-cell>
          <table:table-cell table:number-columns-repeated="24"/>
        </table:table-row>
        <table:table-row table:style-name="ro1">
          <table:table-cell office:value-type="string">
            <text:p>Hannibal Rising</text:p>
          </table:table-cell>
          <table:table-cell office:value-type="string">
            <text:p>Hannibal. Po drugiej stronie maski</text:p>
          </table:table-cell>
          <table:table-cell office:value-type="float" office:value="2007">
            <text:p>2007</text:p>
          </table:table-cell>
          <table:table-cell office:value-type="string">
            <text:p>tt0367959</text:p>
          </table:table-cell>
          <table:table-cell table:number-columns-repeated="24"/>
        </table:table-row>
        <table:table-row table:style-name="ro1">
          <table:table-cell office:value-type="string">
            <text:p>I Am Legend</text:p>
          </table:table-cell>
          <table:table-cell office:value-type="string">
            <text:p>Jestem legendą</text:p>
          </table:table-cell>
          <table:table-cell office:value-type="float" office:value="2007">
            <text:p>2007</text:p>
          </table:table-cell>
          <table:table-cell office:value-type="string">
            <text:p>tt0480249</text:p>
          </table:table-cell>
          <table:table-cell table:number-columns-repeated="24"/>
        </table:table-row>
        <table:table-row table:style-name="ro1">
          <table:table-cell office:value-type="string">
            <text:p>The Bourne Ultimatum</text:p>
          </table:table-cell>
          <table:table-cell office:value-type="string">
            <text:p>Ultimatum Bourne'a</text:p>
          </table:table-cell>
          <table:table-cell office:value-type="float" office:value="2007">
            <text:p>2007</text:p>
          </table:table-cell>
          <table:table-cell office:value-type="string">
            <text:p>tt0440963</text:p>
          </table:table-cell>
          <table:table-cell table:number-columns-repeated="24"/>
        </table:table-row>
        <table:table-row table:style-name="ro1">
          <table:table-cell office:value-type="string">
            <text:p>The Golden Compass</text:p>
          </table:table-cell>
          <table:table-cell office:value-type="string">
            <text:p>Złoty kompas</text:p>
          </table:table-cell>
          <table:table-cell office:value-type="float" office:value="2007">
            <text:p>2007</text:p>
          </table:table-cell>
          <table:table-cell office:value-type="string">
            <text:p>tt0385752</text:p>
          </table:table-cell>
          <table:table-cell table:number-columns-repeated="24"/>
        </table:table-row>
        <table:table-row table:style-name="ro1">
          <table:table-cell office:value-type="string">
            <text:p>Alvin and the Chipmunks</text:p>
          </table:table-cell>
          <table:table-cell office:value-type="string">
            <text:p>Alvin i wiewiórki</text:p>
          </table:table-cell>
          <table:table-cell office:value-type="float" office:value="2007">
            <text:p>2007</text:p>
          </table:table-cell>
          <table:table-cell office:value-type="string">
            <text:p>tt0952640</text:p>
          </table:table-cell>
          <table:table-cell table:number-columns-repeated="24"/>
        </table:table-row>
        <table:table-row table:style-name="ro1">
          <table:table-cell office:value-type="string">
            <text:p>Enchanted</text:p>
          </table:table-cell>
          <table:table-cell office:value-type="string">
            <text:p>Zaczarowana</text:p>
          </table:table-cell>
          <table:table-cell office:value-type="float" office:value="2007">
            <text:p>2007</text:p>
          </table:table-cell>
          <table:table-cell office:value-type="string">
            <text:p>tt0461770</text:p>
          </table:table-cell>
          <table:table-cell table:number-columns-repeated="24"/>
        </table:table-row>
        <table:table-row table:style-name="ro1">
          <table:table-cell office:value-type="string">
            <text:p>Ocean's Thirteen</text:p>
          </table:table-cell>
          <table:table-cell office:value-type="string">
            <text:p>Ocean's 13</text:p>
          </table:table-cell>
          <table:table-cell office:value-type="float" office:value="2007">
            <text:p>2007</text:p>
          </table:table-cell>
          <table:table-cell office:value-type="string">
            <text:p>tt0496806</text:p>
          </table:table-cell>
          <table:table-cell table:number-columns-repeated="24"/>
        </table:table-row>
        <table:table-row table:style-name="ro1">
          <table:table-cell office:value-type="string">
            <text:p>Fantastic Four: Rise of the Silver Surfer</text:p>
          </table:table-cell>
          <table:table-cell office:value-type="string">
            <text:p>Fantastyczna Czwórka: Narodziny Srebrnego Surfera</text:p>
          </table:table-cell>
          <table:table-cell office:value-type="float" office:value="2007">
            <text:p>2007</text:p>
          </table:table-cell>
          <table:table-cell office:value-type="string">
            <text:p>tt0486576</text:p>
          </table:table-cell>
          <table:table-cell table:number-columns-repeated="24"/>
        </table:table-row>
        <table:table-row table:style-name="ro1">
          <table:table-cell office:value-type="string">
            <text:p>Bee Movie</text:p>
          </table:table-cell>
          <table:table-cell office:value-type="string">
            <text:p>Film o pszczołach</text:p>
          </table:table-cell>
          <table:table-cell office:value-type="float" office:value="2007">
            <text:p>2007</text:p>
          </table:table-cell>
          <table:table-cell office:value-type="string">
            <text:p>tt0389790</text:p>
          </table:table-cell>
          <table:table-cell table:number-columns-repeated="24"/>
        </table:table-row>
        <table:table-row table:style-name="ro1">
          <table:table-cell office:value-type="string">
            <text:p>American Gangster</text:p>
          </table:table-cell>
          <table:table-cell office:value-type="string">
            <text:p>Amerykański gangster</text:p>
          </table:table-cell>
          <table:table-cell office:value-type="float" office:value="2007">
            <text:p>2007</text:p>
          </table:table-cell>
          <table:table-cell office:value-type="string">
            <text:p>tt0765429</text:p>
          </table:table-cell>
          <table:table-cell table:number-columns-repeated="24"/>
        </table:table-row>
        <table:table-row table:style-name="ro1">
          <table:table-cell office:value-type="string">
            <text:p>Rush Hour 3</text:p>
          </table:table-cell>
          <table:table-cell office:value-type="string">
            <text:p>Godziny szczytu 3</text:p>
          </table:table-cell>
          <table:table-cell office:value-type="float" office:value="2007">
            <text:p>2007</text:p>
          </table:table-cell>
          <table:table-cell office:value-type="string">
            <text:p>tt0293564</text:p>
          </table:table-cell>
          <table:table-cell table:number-columns-repeated="24"/>
        </table:table-row>
        <table:table-row table:style-name="ro1">
          <table:table-cell office:value-type="string">
            <text:p>Wild Hogs</text:p>
          </table:table-cell>
          <table:table-cell office:value-type="string">
            <text:p>Gang dzikich wieprzy</text:p>
          </table:table-cell>
          <table:table-cell office:value-type="float" office:value="2007">
            <text:p>2007</text:p>
          </table:table-cell>
          <table:table-cell office:value-type="string">
            <text:p>tt04869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uno</text:p>
          </table:table-cell>
          <table:table-cell office:value-type="float" office:value="2007">
            <text:p>2007</text:p>
          </table:table-cell>
          <table:table-cell office:value-type="string">
            <text:p>tt0467406</text:p>
          </table:table-cell>
          <table:table-cell table:number-columns-repeated="24"/>
        </table:table-row>
        <table:table-row table:style-name="ro1">
          <table:table-cell office:value-type="string">
            <text:p>Mr. Bean's Holiday</text:p>
          </table:table-cell>
          <table:table-cell office:value-type="string">
            <text:p>Wakacje Jasia Fasoli</text:p>
          </table:table-cell>
          <table:table-cell office:value-type="float" office:value="2007">
            <text:p>2007</text:p>
          </table:table-cell>
          <table:table-cell office:value-type="string">
            <text:p>tt045345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host Rider</text:p>
          </table:table-cell>
          <table:table-cell office:value-type="float" office:value="2007">
            <text:p>2007</text:p>
          </table:table-cell>
          <table:table-cell office:value-type="string">
            <text:p>tt0259324</text:p>
          </table:table-cell>
          <table:table-cell table:number-columns-repeated="24"/>
        </table:table-row>
        <table:table-row table:style-name="ro1">
          <table:table-cell office:value-type="string">
            <text:p>Evan Almighty</text:p>
          </table:table-cell>
          <table:table-cell office:value-type="string">
            <text:p>Evan Wszechmogący</text:p>
          </table:table-cell>
          <table:table-cell office:value-type="float" office:value="2007">
            <text:p>2007</text:p>
          </table:table-cell>
          <table:table-cell office:value-type="string">
            <text:p>tt0413099</text:p>
          </table:table-cell>
          <table:table-cell table:number-columns-repeated="24"/>
        </table:table-row>
        <table:table-row table:style-name="ro1">
          <table:table-cell office:value-type="string">
            <text:p>Saw IV</text:p>
          </table:table-cell>
          <table:table-cell office:value-type="string">
            <text:p>Piła IV</text:p>
          </table:table-cell>
          <table:table-cell office:value-type="float" office:value="2007">
            <text:p>2007</text:p>
          </table:table-cell>
          <table:table-cell office:value-type="string">
            <text:p>tt0890870</text:p>
          </table:table-cell>
          <table:table-cell table:number-columns-repeated="24"/>
        </table:table-row>
        <table:table-row table:style-name="ro1">
          <table:table-cell office:value-type="string">
            <text:p>The Number 23</text:p>
          </table:table-cell>
          <table:table-cell office:value-type="string">
            <text:p>Numer 23</text:p>
          </table:table-cell>
          <table:table-cell office:value-type="float" office:value="2007">
            <text:p>2007</text:p>
          </table:table-cell>
          <table:table-cell office:value-type="string">
            <text:p>tt0481369</text:p>
          </table:table-cell>
          <table:table-cell table:number-columns-repeated="24"/>
        </table:table-row>
        <table:table-row table:style-name="ro1">
          <table:table-cell office:value-type="string">
            <text:p>28 Weeks Later</text:p>
          </table:table-cell>
          <table:table-cell office:value-type="string">
            <text:p>28 tygodni później</text:p>
          </table:table-cell>
          <table:table-cell office:value-type="float" office:value="2007">
            <text:p>2007</text:p>
          </table:table-cell>
          <table:table-cell office:value-type="string">
            <text:p>tt0463854</text:p>
          </table:table-cell>
          <table:table-cell table:number-columns-repeated="24"/>
        </table:table-row>
        <table:table-row table:style-name="ro1">
          <table:table-cell office:value-type="string">
            <text:p>Elizabeth: The Golden Age</text:p>
          </table:table-cell>
          <table:table-cell office:value-type="string">
            <text:p>Elizabeth: Złoty wiek</text:p>
          </table:table-cell>
          <table:table-cell office:value-type="float" office:value="2007">
            <text:p>2007</text:p>
          </table:table-cell>
          <table:table-cell office:value-type="string">
            <text:p>tt04140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unny Games</text:p>
          </table:table-cell>
          <table:table-cell office:value-type="float" office:value="2007">
            <text:p>2007</text:p>
          </table:table-cell>
          <table:table-cell office:value-type="string">
            <text:p>tt0808279</text:p>
          </table:table-cell>
          <table:table-cell table:number-columns-repeated="24"/>
        </table:table-row>
        <table:table-row table:style-name="ro1">
          <table:table-cell office:value-type="string">
            <text:p>Aliens vs. Predator: Requiem</text:p>
          </table:table-cell>
          <table:table-cell office:value-type="string">
            <text:p>Obcy kontra Predator 2</text:p>
          </table:table-cell>
          <table:table-cell office:value-type="float" office:value="2007">
            <text:p>2007</text:p>
          </table:table-cell>
          <table:table-cell office:value-type="string">
            <text:p>tt0758730</text:p>
          </table:table-cell>
          <table:table-cell table:number-columns-repeated="24"/>
        </table:table-row>
        <table:table-row table:style-name="ro1">
          <table:table-cell office:value-type="string">
            <text:p>Diary of the Dead</text:p>
          </table:table-cell>
          <table:table-cell office:value-type="string">
            <text:p>Diary of the Dead: Kroniki żywych trupów</text:p>
          </table:table-cell>
          <table:table-cell office:value-type="float" office:value="2007">
            <text:p>2007</text:p>
          </table:table-cell>
          <table:table-cell office:value-type="string">
            <text:p>tt0848557</text:p>
          </table:table-cell>
          <table:table-cell table:number-columns-repeated="24"/>
        </table:table-row>
        <table:table-row table:style-name="ro1">
          <table:table-cell office:value-type="string">
            <text:p>Lust, Caution</text:p>
          </table:table-cell>
          <table:table-cell office:value-type="string">
            <text:p>Ostrożnie, pożądanie</text:p>
          </table:table-cell>
          <table:table-cell office:value-type="float" office:value="2007">
            <text:p>2007</text:p>
          </table:table-cell>
          <table:table-cell office:value-type="string">
            <text:p>tt0808357</text:p>
          </table:table-cell>
          <table:table-cell table:number-columns-repeated="24"/>
        </table:table-row>
        <table:table-row table:style-name="ro1">
          <table:table-cell office:value-type="string">
            <text:p>Resident Evil: Extinction</text:p>
          </table:table-cell>
          <table:table-cell office:value-type="string">
            <text:p>Resident Evil: Zagłada</text:p>
          </table:table-cell>
          <table:table-cell office:value-type="float" office:value="2007">
            <text:p>2007</text:p>
          </table:table-cell>
          <table:table-cell office:value-type="string">
            <text:p>tt0432021</text:p>
          </table:table-cell>
          <table:table-cell table:number-columns-repeated="24"/>
        </table:table-row>
        <table:table-row table:style-name="ro1">
          <table:table-cell office:value-type="string">
            <text:p>Rabbit Without Ears</text:p>
          </table:table-cell>
          <table:table-cell office:value-type="string">
            <text:p>Miłość z przedszkola</text:p>
          </table:table-cell>
          <table:table-cell office:value-type="float" office:value="2007">
            <text:p>2007</text:p>
          </table:table-cell>
          <table:table-cell office:value-type="string">
            <text:p>tt0960790</text:p>
          </table:table-cell>
          <table:table-cell table:number-columns-repeated="24"/>
        </table:table-row>
        <table:table-row table:style-name="ro1">
          <table:table-cell office:value-type="string">
            <text:p>The Wild Soccer Bunch 4</text:p>
          </table:table-cell>
          <table:table-cell office:value-type="string">
            <text:p>Dzika banda 4</text:p>
          </table:table-cell>
          <table:table-cell office:value-type="float" office:value="2007">
            <text:p>2007</text:p>
          </table:table-cell>
          <table:table-cell office:value-type="string">
            <text:p>tt0811159</text:p>
          </table:table-cell>
          <table:table-cell table:number-columns-repeated="24"/>
        </table:table-row>
        <table:table-row table:style-name="ro1">
          <table:table-cell office:value-type="string">
            <text:p>Lissi und der wilde Kaiser</text:p>
          </table:table-cell>
          <table:table-cell office:value-type="string">
            <text:p>Lissi na lodzie</text:p>
          </table:table-cell>
          <table:table-cell office:value-type="float" office:value="2007">
            <text:p>2007</text:p>
          </table:table-cell>
          <table:table-cell office:value-type="string">
            <text:p>tt0498525</text:p>
          </table:table-cell>
          <table:table-cell table:number-columns-repeated="24"/>
        </table:table-row>
        <table:table-row table:style-name="ro1">
          <table:table-cell office:value-type="string">
            <text:p>Neues vom Wixxer</text:p>
          </table:table-cell>
          <table:table-cell office:value-type="string">
            <text:p>Wiadomości od Wixxer</text:p>
          </table:table-cell>
          <table:table-cell office:value-type="float" office:value="2007">
            <text:p>2007</text:p>
          </table:table-cell>
          <table:table-cell office:value-type="string">
            <text:p>tt0446009</text:p>
          </table:table-cell>
          <table:table-cell table:number-columns-repeated="24"/>
        </table:table-row>
        <table:table-row table:style-name="ro1">
          <table:table-cell office:value-type="string">
            <text:p>Earth</text:p>
          </table:table-cell>
          <table:table-cell office:value-type="string">
            <text:p>Earth – Ziemia</text:p>
          </table:table-cell>
          <table:table-cell office:value-type="float" office:value="2007">
            <text:p>2007</text:p>
          </table:table-cell>
          <table:table-cell office:value-type="string">
            <text:p>tt0393597</text:p>
          </table:table-cell>
          <table:table-cell table:number-columns-repeated="24"/>
        </table:table-row>
        <table:table-row table:style-name="ro1">
          <table:table-cell office:value-type="string">
            <text:p>Taxi Quatre</text:p>
          </table:table-cell>
          <table:table-cell office:value-type="string">
            <text:p>Taxi 4</text:p>
          </table:table-cell>
          <table:table-cell office:value-type="float" office:value="2007">
            <text:p>2007</text:p>
          </table:table-cell>
          <table:table-cell office:value-type="string">
            <text:p>tt0804540</text:p>
          </table:table-cell>
          <table:table-cell table:number-columns-repeated="24"/>
        </table:table-row>
        <table:table-row table:style-name="ro1">
          <table:table-cell office:value-type="string">
            <text:p>The Dark Knight</text:p>
          </table:table-cell>
          <table:table-cell office:value-type="string">
            <text:p>Mroczny Rycerz</text:p>
          </table:table-cell>
          <table:table-cell office:value-type="float" office:value="2008">
            <text:p>2008</text:p>
          </table:table-cell>
          <table:table-cell office:value-type="string">
            <text:p>tt0468569</text:p>
          </table:table-cell>
          <table:table-cell table:number-columns-repeated="24"/>
        </table:table-row>
        <table:table-row table:style-name="ro1">
          <table:table-cell office:value-type="string">
            <text:p>Indiana Jones and the Kingdom of the Crystal Skull</text:p>
          </table:table-cell>
          <table:table-cell office:value-type="string">
            <text:p>Indiana Jones i Królestwo Kryształowej Czaszki</text:p>
          </table:table-cell>
          <table:table-cell office:value-type="float" office:value="2008">
            <text:p>2008</text:p>
          </table:table-cell>
          <table:table-cell office:value-type="string">
            <text:p>tt036788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ung Fu Panda</text:p>
          </table:table-cell>
          <table:table-cell office:value-type="float" office:value="2008">
            <text:p>2008</text:p>
          </table:table-cell>
          <table:table-cell office:value-type="string">
            <text:p>tt0441773</text:p>
          </table:table-cell>
          <table:table-cell table:number-columns-repeated="24"/>
        </table:table-row>
        <table:table-row table:style-name="ro1">
          <table:table-cell office:value-type="string">
            <text:p>Madagascar: Escape 2 Africa</text:p>
          </table:table-cell>
          <table:table-cell office:value-type="string">
            <text:p>Madagaskar 2</text:p>
          </table:table-cell>
          <table:table-cell office:value-type="float" office:value="2008">
            <text:p>2008</text:p>
          </table:table-cell>
          <table:table-cell office:value-type="string">
            <text:p>tt047995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Quantum of Solace</text:p>
          </table:table-cell>
          <table:table-cell office:value-type="float" office:value="2008">
            <text:p>2008</text:p>
          </table:table-cell>
          <table:table-cell office:value-type="string">
            <text:p>tt083051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ALL·E</text:p>
          </table:table-cell>
          <table:table-cell office:value-type="float" office:value="2008">
            <text:p>2008</text:p>
          </table:table-cell>
          <table:table-cell office:value-type="string">
            <text:p>tt0910970</text:p>
          </table:table-cell>
          <table:table-cell table:number-columns-repeated="24"/>
        </table:table-row>
        <table:table-row table:style-name="ro1">
          <table:table-cell office:value-type="string">
            <text:p>The Chronicles of Narnia: Prince Caspian</text:p>
          </table:table-cell>
          <table:table-cell office:value-type="string">
            <text:p>Opowieści z Narnii: Książę Kaspian</text:p>
          </table:table-cell>
          <table:table-cell office:value-type="float" office:value="2008">
            <text:p>2008</text:p>
          </table:table-cell>
          <table:table-cell office:value-type="string">
            <text:p>tt0499448</text:p>
          </table:table-cell>
          <table:table-cell table:number-columns-repeated="24"/>
        </table:table-row>
        <table:table-row table:style-name="ro1">
          <table:table-cell office:value-type="string">
            <text:p>Twilight</text:p>
          </table:table-cell>
          <table:table-cell office:value-type="string">
            <text:p>Zmierzch</text:p>
          </table:table-cell>
          <table:table-cell office:value-type="float" office:value="2008">
            <text:p>2008</text:p>
          </table:table-cell>
          <table:table-cell office:value-type="string">
            <text:p>tt1099212</text:p>
          </table:table-cell>
          <table:table-cell table:number-columns-repeated="24"/>
        </table:table-row>
        <table:table-row table:style-name="ro1">
          <table:table-cell office:value-type="string">
            <text:p>Slumdog Millionaire</text:p>
          </table:table-cell>
          <table:table-cell office:value-type="string">
            <text:p>Slumdog. Milioner z ulicy</text:p>
          </table:table-cell>
          <table:table-cell office:value-type="float" office:value="2008">
            <text:p>2008</text:p>
          </table:table-cell>
          <table:table-cell office:value-type="string">
            <text:p>tt1010048</text:p>
          </table:table-cell>
          <table:table-cell table:number-columns-repeated="24"/>
        </table:table-row>
        <table:table-row table:style-name="ro1">
          <table:table-cell office:value-type="string">
            <text:p>The Curious Case of Benjamin Button</text:p>
          </table:table-cell>
          <table:table-cell office:value-type="string">
            <text:p>Ciekawy przypadek Benjamina Buttona</text:p>
          </table:table-cell>
          <table:table-cell office:value-type="float" office:value="2008">
            <text:p>2008</text:p>
          </table:table-cell>
          <table:table-cell office:value-type="string">
            <text:p>tt0421715</text:p>
          </table:table-cell>
          <table:table-cell table:number-columns-repeated="24"/>
        </table:table-row>
        <table:table-row table:style-name="ro1">
          <table:table-cell office:value-type="string">
            <text:p>10,000 BC</text:p>
          </table:table-cell>
          <table:table-cell office:value-type="string">
            <text:p>10,000 BC: Prehistoryczna legenda</text:p>
          </table:table-cell>
          <table:table-cell office:value-type="float" office:value="2008">
            <text:p>2008</text:p>
          </table:table-cell>
          <table:table-cell office:value-type="string">
            <text:p>tt0443649</text:p>
          </table:table-cell>
          <table:table-cell table:number-columns-repeated="24"/>
        </table:table-row>
        <table:table-row table:style-name="ro1">
          <table:table-cell office:value-type="string">
            <text:p>Cloverfield</text:p>
          </table:table-cell>
          <table:table-cell office:value-type="string">
            <text:p>Projekt: Monster</text:p>
          </table:table-cell>
          <table:table-cell office:value-type="float" office:value="2008">
            <text:p>2008</text:p>
          </table:table-cell>
          <table:table-cell office:value-type="string">
            <text:p>tt1060277</text:p>
          </table:table-cell>
          <table:table-cell table:number-columns-repeated="24"/>
        </table:table-row>
        <table:table-row table:style-name="ro1">
          <table:table-cell office:value-type="string">
            <text:p>Rambo </text:p>
          </table:table-cell>
          <table:table-cell office:value-type="string">
            <text:p>John Rambo</text:p>
          </table:table-cell>
          <table:table-cell office:value-type="float" office:value="2008">
            <text:p>2008</text:p>
          </table:table-cell>
          <table:table-cell office:value-type="string">
            <text:p>tt0462499</text:p>
          </table:table-cell>
          <table:table-cell table:number-columns-repeated="24"/>
        </table:table-row>
        <table:table-row table:style-name="ro1">
          <table:table-cell office:value-type="string">
            <text:p>The X Files: I Want to Believe</text:p>
          </table:table-cell>
          <table:table-cell office:value-type="string">
            <text:p>Z archiwum X: Chcę wierzyć</text:p>
          </table:table-cell>
          <table:table-cell office:value-type="float" office:value="2008">
            <text:p>2008</text:p>
          </table:table-cell>
          <table:table-cell office:value-type="string">
            <text:p>tt04437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ancock</text:p>
          </table:table-cell>
          <table:table-cell office:value-type="float" office:value="2008">
            <text:p>2008</text:p>
          </table:table-cell>
          <table:table-cell office:value-type="string">
            <text:p>tt044815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amma Mia!</text:p>
          </table:table-cell>
          <table:table-cell office:value-type="float" office:value="2008">
            <text:p>2008</text:p>
          </table:table-cell>
          <table:table-cell office:value-type="string">
            <text:p>tt07954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ron Man</text:p>
          </table:table-cell>
          <table:table-cell office:value-type="float" office:value="2008">
            <text:p>2008</text:p>
          </table:table-cell>
          <table:table-cell office:value-type="string">
            <text:p>tt03717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ncredible Hulk</text:p>
          </table:table-cell>
          <table:table-cell office:value-type="float" office:value="2008">
            <text:p>2008</text:p>
          </table:table-cell>
          <table:table-cell office:value-type="string">
            <text:p>tt0800080</text:p>
          </table:table-cell>
          <table:table-cell table:number-columns-repeated="24"/>
        </table:table-row>
        <table:table-row table:style-name="ro1">
          <table:table-cell office:value-type="string">
            <text:p>Sex and the City</text:p>
          </table:table-cell>
          <table:table-cell office:value-type="string">
            <text:p>Seks w wielkim mieście</text:p>
          </table:table-cell>
          <table:table-cell office:value-type="float" office:value="2008">
            <text:p>2008</text:p>
          </table:table-cell>
          <table:table-cell office:value-type="string">
            <text:p>tt1000774</text:p>
          </table:table-cell>
          <table:table-cell table:number-columns-repeated="24"/>
        </table:table-row>
        <table:table-row table:style-name="ro1">
          <table:table-cell office:value-type="string">
            <text:p>Wanted</text:p>
          </table:table-cell>
          <table:table-cell office:value-type="string">
            <text:p>Wanted – Ścigani</text:p>
          </table:table-cell>
          <table:table-cell office:value-type="float" office:value="2008">
            <text:p>2008</text:p>
          </table:table-cell>
          <table:table-cell office:value-type="string">
            <text:p>tt0493464</text:p>
          </table:table-cell>
          <table:table-cell table:number-columns-repeated="24"/>
        </table:table-row>
        <table:table-row table:style-name="ro1">
          <table:table-cell office:value-type="string">
            <text:p>Bolt</text:p>
          </table:table-cell>
          <table:table-cell office:value-type="string">
            <text:p>Piorun</text:p>
          </table:table-cell>
          <table:table-cell office:value-type="float" office:value="2008">
            <text:p>2008</text:p>
          </table:table-cell>
          <table:table-cell office:value-type="string">
            <text:p>tt0397892</text:p>
          </table:table-cell>
          <table:table-cell table:number-columns-repeated="24"/>
        </table:table-row>
        <table:table-row table:style-name="ro1">
          <table:table-cell office:value-type="string">
            <text:p>Horton Hears a Who!</text:p>
          </table:table-cell>
          <table:table-cell office:value-type="string">
            <text:p>Horton słyszy Ktosia!</text:p>
          </table:table-cell>
          <table:table-cell office:value-type="float" office:value="2008">
            <text:p>2008</text:p>
          </table:table-cell>
          <table:table-cell office:value-type="string">
            <text:p>tt04510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ran Torino</text:p>
          </table:table-cell>
          <table:table-cell office:value-type="float" office:value="2008">
            <text:p>2008</text:p>
          </table:table-cell>
          <table:table-cell office:value-type="string">
            <text:p>tt1205489</text:p>
          </table:table-cell>
          <table:table-cell table:number-columns-repeated="24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2008">
            <text:p>2008</text:p>
          </table:table-cell>
          <table:table-cell office:value-type="string">
            <text:p>tt0373051</text:p>
          </table:table-cell>
          <table:table-cell table:number-columns-repeated="24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2008">
            <text:p>2008</text:p>
          </table:table-cell>
          <table:table-cell office:value-type="string">
            <text:p>tt0970416</text:p>
          </table:table-cell>
          <table:table-cell table:number-columns-repeated="24"/>
        </table:table-row>
        <table:table-row table:style-name="ro1">
          <table:table-cell office:value-type="string">
            <text:p>Saw V</text:p>
          </table:table-cell>
          <table:table-cell office:value-type="string">
            <text:p>Piła V</text:p>
          </table:table-cell>
          <table:table-cell office:value-type="float" office:value="2008">
            <text:p>2008</text:p>
          </table:table-cell>
          <table:table-cell office:value-type="string">
            <text:p>tt1132626</text:p>
          </table:table-cell>
          <table:table-cell table:number-columns-repeated="24"/>
        </table:table-row>
        <table:table-row table:style-name="ro1">
          <table:table-cell office:value-type="string">
            <text:p>Definitely, Maybe</text:p>
          </table:table-cell>
          <table:table-cell office:value-type="string">
            <text:p>Na pewno, być może</text:p>
          </table:table-cell>
          <table:table-cell office:value-type="float" office:value="2008">
            <text:p>2008</text:p>
          </table:table-cell>
          <table:table-cell office:value-type="string">
            <text:p>tt0832266</text:p>
          </table:table-cell>
          <table:table-cell table:number-columns-repeated="24"/>
        </table:table-row>
        <table:table-row table:style-name="ro1">
          <table:table-cell office:value-type="string">
            <text:p>Hellboy II: The Golden Army</text:p>
          </table:table-cell>
          <table:table-cell office:value-type="string">
            <text:p>Hellboy: Złota armia</text:p>
          </table:table-cell>
          <table:table-cell office:value-type="float" office:value="2008">
            <text:p>2008</text:p>
          </table:table-cell>
          <table:table-cell office:value-type="string">
            <text:p>tt0411477</text:p>
          </table:table-cell>
          <table:table-cell table:number-columns-repeated="24"/>
        </table:table-row>
        <table:table-row table:style-name="ro1">
          <table:table-cell office:value-type="string">
            <text:p>Felon</text:p>
          </table:table-cell>
          <table:table-cell office:value-type="string">
            <text:p>Skazaniec</text:p>
          </table:table-cell>
          <table:table-cell office:value-type="float" office:value="2008">
            <text:p>2008</text:p>
          </table:table-cell>
          <table:table-cell office:value-type="string">
            <text:p>tt1117385</text:p>
          </table:table-cell>
          <table:table-cell table:number-columns-repeated="24"/>
        </table:table-row>
        <table:table-row table:style-name="ro1">
          <table:table-cell office:value-type="string">
            <text:p>Bedtime Stories</text:p>
          </table:table-cell>
          <table:table-cell office:value-type="string">
            <text:p>Opowieści na dobranoc</text:p>
          </table:table-cell>
          <table:table-cell office:value-type="float" office:value="2008">
            <text:p>2008</text:p>
          </table:table-cell>
          <table:table-cell office:value-type="string">
            <text:p>tt0960731</text:p>
          </table:table-cell>
          <table:table-cell table:number-columns-repeated="24"/>
        </table:table-row>
        <table:table-row table:style-name="ro1">
          <table:table-cell office:value-type="string">
            <text:p>New York, I Love You</text:p>
          </table:table-cell>
          <table:table-cell office:value-type="string">
            <text:p>Zakochany Nowy Jork</text:p>
          </table:table-cell>
          <table:table-cell office:value-type="float" office:value="2008">
            <text:p>2008</text:p>
          </table:table-cell>
          <table:table-cell office:value-type="string">
            <text:p>tt080839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ombie Strippers!</text:p>
          </table:table-cell>
          <table:table-cell office:value-type="float" office:value="2008">
            <text:p>2008</text:p>
          </table:table-cell>
          <table:table-cell office:value-type="string">
            <text:p>tt0960890</text:p>
          </table:table-cell>
          <table:table-cell table:number-columns-repeated="24"/>
        </table:table-row>
        <table:table-row table:style-name="ro1">
          <table:table-cell office:value-type="string">
            <text:p>Der Baader Meinhof Komplex</text:p>
          </table:table-cell>
          <table:table-cell office:value-type="string">
            <text:p>Baader-Meinhof</text:p>
          </table:table-cell>
          <table:table-cell office:value-type="float" office:value="2008">
            <text:p>2008</text:p>
          </table:table-cell>
          <table:table-cell office:value-type="string">
            <text:p>tt0765432</text:p>
          </table:table-cell>
          <table:table-cell table:number-columns-repeated="24"/>
        </table:table-row>
        <table:table-row table:style-name="ro1">
          <table:table-cell office:value-type="string">
            <text:p>Die Welle</text:p>
          </table:table-cell>
          <table:table-cell office:value-type="string">
            <text:p>Fala</text:p>
          </table:table-cell>
          <table:table-cell office:value-type="float" office:value="2008">
            <text:p>2008</text:p>
          </table:table-cell>
          <table:table-cell office:value-type="string">
            <text:p>tt1063669</text:p>
          </table:table-cell>
          <table:table-cell table:number-columns-repeated="24"/>
        </table:table-row>
        <table:table-row table:style-name="ro1">
          <table:table-cell office:value-type="string">
            <text:p>Die Wilden Kerle 5 </text:p>
          </table:table-cell>
          <table:table-cell office:value-type="string">
            <text:p>Die Wilden Kerle 5</text:p>
          </table:table-cell>
          <table:table-cell office:value-type="float" office:value="2008">
            <text:p>2008</text:p>
          </table:table-cell>
          <table:table-cell office:value-type="string">
            <text:p>tt10585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Uprowadzona</text:p>
          </table:table-cell>
          <table:table-cell office:value-type="float" office:value="2008">
            <text:p>2008</text:p>
          </table:table-cell>
          <table:table-cell office:value-type="string">
            <text:p>tt0936501</text:p>
          </table:table-cell>
          <table:table-cell table:number-columns-repeated="24"/>
        </table:table-row>
        <table:table-row table:style-name="ro1">
          <table:table-cell office:value-type="string">
            <text:p>Astérix aux Jeux olympiques</text:p>
          </table:table-cell>
          <table:table-cell office:value-type="string">
            <text:p>Asterix na olimpiadzie</text:p>
          </table:table-cell>
          <table:table-cell office:value-type="float" office:value="2008">
            <text:p>2008</text:p>
          </table:table-cell>
          <table:table-cell office:value-type="string">
            <text:p>tt046387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vatar</text:p>
          </table:table-cell>
          <table:table-cell office:value-type="float" office:value="2009">
            <text:p>2009</text:p>
          </table:table-cell>
          <table:table-cell office:value-type="string">
            <text:p>tt04995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Half-Blood Prince</text:p>
          </table:table-cell>
          <table:table-cell office:value-type="string">
            <text:p>Harry Potter i Książę Półkrwi</text:p>
          </table:table-cell>
          <table:table-cell office:value-type="float" office:value="2009">
            <text:p>2009</text:p>
          </table:table-cell>
          <table:table-cell office:value-type="string">
            <text:p>tt041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3: Dawn of the Dinosaurs</text:p>
          </table:table-cell>
          <table:table-cell office:value-type="string">
            <text:p>Epoka lodowcowa 3: Era dinozaurów</text:p>
          </table:table-cell>
          <table:table-cell office:value-type="float" office:value="2009">
            <text:p>2009</text:p>
          </table:table-cell>
          <table:table-cell office:value-type="string">
            <text:p>tt10800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ansformers: Revenge of the Fallen</text:p>
          </table:table-cell>
          <table:table-cell office:value-type="string">
            <text:p>Transformers: Zemsta upadłych</text:p>
          </table:table-cell>
          <table:table-cell office:value-type="float" office:value="2009">
            <text:p>2009</text:p>
          </table:table-cell>
          <table:table-cell office:value-type="string">
            <text:p>tt10553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2012">
            <text:p>2012</text:p>
          </table:table-cell>
          <table:table-cell office:value-type="float" office:value="2009">
            <text:p>2009</text:p>
          </table:table-cell>
          <table:table-cell office:value-type="string">
            <text:p>tt11900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wilight Saga: New Moon</text:p>
          </table:table-cell>
          <table:table-cell office:value-type="string">
            <text:p>Saga 'Zmierzch': Księżyc w nowiu</text:p>
          </table:table-cell>
          <table:table-cell office:value-type="float" office:value="2009">
            <text:p>2009</text:p>
          </table:table-cell>
          <table:table-cell office:value-type="string">
            <text:p>tt1259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s &amp; Demons</text:p>
          </table:table-cell>
          <table:table-cell office:value-type="string">
            <text:p>Anioły i demony</text:p>
          </table:table-cell>
          <table:table-cell office:value-type="float" office:value="2009">
            <text:p>2009</text:p>
          </table:table-cell>
          <table:table-cell office:value-type="string">
            <text:p>tt08081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tar Trek</text:p>
          </table:table-cell>
          <table:table-cell office:value-type="float" office:value="2009">
            <text:p>2009</text:p>
          </table:table-cell>
          <table:table-cell office:value-type="string">
            <text:p>tt07963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glourious Basterds</text:p>
          </table:table-cell>
          <table:table-cell office:value-type="string">
            <text:p>Bękarty wojny</text:p>
          </table:table-cell>
          <table:table-cell office:value-type="float" office:value="2009">
            <text:p>2009</text:p>
          </table:table-cell>
          <table:table-cell office:value-type="string">
            <text:p>tt0361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loudy with a Chance of Meatballs</text:p>
          </table:table-cell>
          <table:table-cell office:value-type="string">
            <text:p>Klopsiki i inne zjawiska pogodowe</text:p>
          </table:table-cell>
          <table:table-cell office:value-type="float" office:value="2009">
            <text:p>2009</text:p>
          </table:table-cell>
          <table:table-cell office:value-type="string">
            <text:p>tt08444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rüno</text:p>
          </table:table-cell>
          <table:table-cell office:value-type="float" office:value="2009">
            <text:p>2009</text:p>
          </table:table-cell>
          <table:table-cell office:value-type="string">
            <text:p>tt08895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maginarium of Doctor Parnassus</text:p>
          </table:table-cell>
          <table:table-cell office:value-type="string">
            <text:p>Parnassus</text:p>
          </table:table-cell>
          <table:table-cell office:value-type="float" office:value="2009">
            <text:p>2009</text:p>
          </table:table-cell>
          <table:table-cell office:value-type="string">
            <text:p>tt1054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oon</text:p>
          </table:table-cell>
          <table:table-cell office:value-type="float" office:value="2009">
            <text:p>2009</text:p>
          </table:table-cell>
          <table:table-cell office:value-type="string">
            <text:p>tt1182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p</text:p>
          </table:table-cell>
          <table:table-cell office:value-type="string">
            <text:p>Odlot</text:p>
          </table:table-cell>
          <table:table-cell office:value-type="float" office:value="2009">
            <text:p>2009</text:p>
          </table:table-cell>
          <table:table-cell office:value-type="string">
            <text:p>tt1049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erlock Holmes</text:p>
          </table:table-cell>
          <table:table-cell office:value-type="float" office:value="2009">
            <text:p>2009</text:p>
          </table:table-cell>
          <table:table-cell office:value-type="string">
            <text:p>tt09880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ngover</text:p>
          </table:table-cell>
          <table:table-cell office:value-type="string">
            <text:p>Kac Vegas</text:p>
          </table:table-cell>
          <table:table-cell office:value-type="float" office:value="2009">
            <text:p>2009</text:p>
          </table:table-cell>
          <table:table-cell office:value-type="string">
            <text:p>tt11196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lvin and the Chipmunks: The Squeakquel</text:p>
          </table:table-cell>
          <table:table-cell office:value-type="string">
            <text:p>Alvin i wiewiórki 2</text:p>
          </table:table-cell>
          <table:table-cell office:value-type="float" office:value="2009">
            <text:p>2009</text:p>
          </table:table-cell>
          <table:table-cell office:value-type="string">
            <text:p>tt12315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ight at the Museum: Battle of the Smithsonian</text:p>
          </table:table-cell>
          <table:table-cell office:value-type="string">
            <text:p>Noc w muzeum 2</text:p>
          </table:table-cell>
          <table:table-cell office:value-type="float" office:value="2009">
            <text:p>2009</text:p>
          </table:table-cell>
          <table:table-cell office:value-type="string">
            <text:p>tt10789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onsters vs. Aliens</text:p>
          </table:table-cell>
          <table:table-cell office:value-type="string">
            <text:p>Potwory kontra obcy</text:p>
          </table:table-cell>
          <table:table-cell office:value-type="float" office:value="2009">
            <text:p>2009</text:p>
          </table:table-cell>
          <table:table-cell office:value-type="string">
            <text:p>tt08927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 Origins: Wolverine</text:p>
          </table:table-cell>
          <table:table-cell office:value-type="string">
            <text:p>X-Men Geneza: Wolverine</text:p>
          </table:table-cell>
          <table:table-cell office:value-type="float" office:value="2009">
            <text:p>2009</text:p>
          </table:table-cell>
          <table:table-cell office:value-type="string">
            <text:p>tt04585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Salvation</text:p>
          </table:table-cell>
          <table:table-cell office:value-type="string">
            <text:p>Terminator – Ocalenie</text:p>
          </table:table-cell>
          <table:table-cell office:value-type="float" office:value="2009">
            <text:p>2009</text:p>
          </table:table-cell>
          <table:table-cell office:value-type="string">
            <text:p>tt04384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st &amp; Furious</text:p>
          </table:table-cell>
          <table:table-cell office:value-type="string">
            <text:p>Szybko i wściekle</text:p>
          </table:table-cell>
          <table:table-cell office:value-type="float" office:value="2009">
            <text:p>2009</text:p>
          </table:table-cell>
          <table:table-cell office:value-type="string">
            <text:p>tt10137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 Christmas Carol</text:p>
          </table:table-cell>
          <table:table-cell office:value-type="string">
            <text:p>Opowieść wigilijna</text:p>
          </table:table-cell>
          <table:table-cell office:value-type="float" office:value="2009">
            <text:p>2009</text:p>
          </table:table-cell>
          <table:table-cell office:value-type="string">
            <text:p>tt10671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oposal</text:p>
          </table:table-cell>
          <table:table-cell office:value-type="string">
            <text:p>Narzeczony mimo woli</text:p>
          </table:table-cell>
          <table:table-cell office:value-type="float" office:value="2009">
            <text:p>2009</text:p>
          </table:table-cell>
          <table:table-cell office:value-type="string">
            <text:p>tt10418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.I. Joe: The Rise of Cobra</text:p>
          </table:table-cell>
          <table:table-cell office:value-type="string">
            <text:p>G.I. Joe: Czas Kobry</text:p>
          </table:table-cell>
          <table:table-cell office:value-type="float" office:value="2009">
            <text:p>2009</text:p>
          </table:table-cell>
          <table:table-cell office:value-type="string">
            <text:p>tt10461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incess and the Frog</text:p>
          </table:table-cell>
          <table:table-cell office:value-type="string">
            <text:p>Księżniczka i żaba</text:p>
          </table:table-cell>
          <table:table-cell office:value-type="float" office:value="2009">
            <text:p>2009</text:p>
          </table:table-cell>
          <table:table-cell office:value-type="string">
            <text:p>tt07805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strict 9</text:p>
          </table:table-cell>
          <table:table-cell office:value-type="string">
            <text:p>Dystrykt 9</text:p>
          </table:table-cell>
          <table:table-cell office:value-type="float" office:value="2009">
            <text:p>2009</text:p>
          </table:table-cell>
          <table:table-cell office:value-type="string">
            <text:p>tt11366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VI</text:p>
          </table:table-cell>
          <table:table-cell office:value-type="string">
            <text:p>Piła VI</text:p>
          </table:table-cell>
          <table:table-cell office:value-type="float" office:value="2009">
            <text:p>2009</text:p>
          </table:table-cell>
          <table:table-cell office:value-type="string">
            <text:p>tt1233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ondock Saints II: All Saints Day</text:p>
          </table:table-cell>
          <table:table-cell office:value-type="string">
            <text:p>Święci z Bostonu II - Dzień Wszystkich Świętych</text:p>
          </table:table-cell>
          <table:table-cell office:value-type="float" office:value="2009">
            <text:p>2009</text:p>
          </table:table-cell>
          <table:table-cell office:value-type="string">
            <text:p>tt13008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4 - The Final Destination</text:p>
          </table:table-cell>
          <table:table-cell office:value-type="string">
            <text:p>Oszukać przeznaczenie 4</text:p>
          </table:table-cell>
          <table:table-cell office:value-type="float" office:value="2009">
            <text:p>2009</text:p>
          </table:table-cell>
          <table:table-cell office:value-type="string">
            <text:p>tt11448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s</text:p>
          </table:table-cell>
          <table:table-cell office:value-type="string">
            <text:p>Bracia</text:p>
          </table:table-cell>
          <table:table-cell office:value-type="float" office:value="2009">
            <text:p>2009</text:p>
          </table:table-cell>
          <table:table-cell office:value-type="string">
            <text:p>tt07650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rvival of the Dead</text:p>
          </table:table-cell>
          <table:table-cell office:value-type="string">
            <text:p>Przetrwanie żywych trupów</text:p>
          </table:table-cell>
          <table:table-cell office:value-type="float" office:value="2009">
            <text:p>2009</text:p>
          </table:table-cell>
          <table:table-cell office:value-type="string">
            <text:p>tt11348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hloe</text:p>
          </table:table-cell>
          <table:table-cell office:value-type="float" office:value="2009">
            <text:p>2009</text:p>
          </table:table-cell>
          <table:table-cell office:value-type="string">
            <text:p>tt13528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</text:p>
          </table:table-cell>
          <table:table-cell office:value-type="string">
            <text:p>Vicky - wielki mały wiking</text:p>
          </table:table-cell>
          <table:table-cell office:value-type="float" office:value="2009">
            <text:p>2009</text:p>
          </table:table-cell>
          <table:table-cell office:value-type="string">
            <text:p>tt1167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abbit Without Ears 2</text:p>
          </table:table-cell>
          <table:table-cell office:value-type="string">
            <text:p>Miłość z przedszkola 2</text:p>
          </table:table-cell>
          <table:table-cell office:value-type="float" office:value="2009">
            <text:p>2009</text:p>
          </table:table-cell>
          <table:table-cell office:value-type="string">
            <text:p>tt13437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ope Joan</text:p>
          </table:table-cell>
          <table:table-cell office:value-type="string">
            <text:p>Papiezyca Joanna</text:p>
          </table:table-cell>
          <table:table-cell office:value-type="float" office:value="2009">
            <text:p>2009</text:p>
          </table:table-cell>
          <table:table-cell office:value-type="string">
            <text:p>tt04584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o me love</text:p>
          </table:table-cell>
          <table:table-cell office:value-type="float" office:value="2009">
            <text:p>2009</text:p>
          </table:table-cell>
          <table:table-cell office:value-type="string">
            <text:p>tt54807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än som hatar kvinnor</text:p>
          </table:table-cell>
          <table:table-cell office:value-type="string">
            <text:p>Millennium: Mężczyźni, którzy nienawidzą kobiet</text:p>
          </table:table-cell>
          <table:table-cell office:value-type="float" office:value="2009">
            <text:p>2009</text:p>
          </table:table-cell>
          <table:table-cell office:value-type="string">
            <text:p>tt11326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ckan som lekte med elden</text:p>
          </table:table-cell>
          <table:table-cell office:value-type="string">
            <text:p>Millennium: Dziewczyna, która igrala z ogniem</text:p>
          </table:table-cell>
          <table:table-cell office:value-type="float" office:value="2009">
            <text:p>2009</text:p>
          </table:table-cell>
          <table:table-cell office:value-type="string">
            <text:p>tt12164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ftslottet som sprängdes</text:p>
          </table:table-cell>
          <table:table-cell office:value-type="string">
            <text:p>Millennium: Zamek z piasku, który runal</text:p>
          </table:table-cell>
          <table:table-cell office:value-type="float" office:value="2009">
            <text:p>2009</text:p>
          </table:table-cell>
          <table:table-cell office:value-type="string">
            <text:p>tt1343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mmer Wars</text:p>
          </table:table-cell>
          <table:table-cell office:value-type="string">
            <text:p>Summer Wars – Letnie wojny</text:p>
          </table:table-cell>
          <table:table-cell office:value-type="float" office:value="2009">
            <text:p>2009</text:p>
          </table:table-cell>
          <table:table-cell office:value-type="string">
            <text:p>tt14742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dline</text:p>
          </table:table-cell>
          <table:table-cell office:value-type="float" office:value="2009">
            <text:p>2009</text:p>
          </table:table-cell>
          <table:table-cell office:value-type="string">
            <text:p>tt14837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oy Story 3</text:p>
          </table:table-cell>
          <table:table-cell office:value-type="float" office:value="2010">
            <text:p>2010</text:p>
          </table:table-cell>
          <table:table-cell office:value-type="string">
            <text:p>tt04357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2010">
            <text:p>2010</text:p>
          </table:table-cell>
          <table:table-cell office:value-type="string">
            <text:p>tt10147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Deathly Hallows: Part 1</text:p>
          </table:table-cell>
          <table:table-cell office:value-type="string">
            <text:p>Harry Potter i Insygnia Śmierci: Część I</text:p>
          </table:table-cell>
          <table:table-cell office:value-type="float" office:value="2010">
            <text:p>2010</text:p>
          </table:table-cell>
          <table:table-cell office:value-type="string">
            <text:p>tt09260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wilight Saga: Eclipse</text:p>
          </table:table-cell>
          <table:table-cell office:value-type="string">
            <text:p>Saga 'Zmierzch': Zaćmienie</text:p>
          </table:table-cell>
          <table:table-cell office:value-type="float" office:value="2010">
            <text:p>2010</text:p>
          </table:table-cell>
          <table:table-cell office:value-type="string">
            <text:p>tt132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spicable Me</text:p>
          </table:table-cell>
          <table:table-cell office:value-type="string">
            <text:p>Jak ukraść Księżyc</text:p>
          </table:table-cell>
          <table:table-cell office:value-type="float" office:value="2010">
            <text:p>2010</text:p>
          </table:table-cell>
          <table:table-cell office:value-type="string">
            <text:p>tt1323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King's Speech</text:p>
          </table:table-cell>
          <table:table-cell office:value-type="string">
            <text:p>Jak zostać królem</text:p>
          </table:table-cell>
          <table:table-cell office:value-type="float" office:value="2010">
            <text:p>2010</text:p>
          </table:table-cell>
          <table:table-cell office:value-type="string">
            <text:p>tt1504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n: Legacy</text:p>
          </table:table-cell>
          <table:table-cell office:value-type="string">
            <text:p>Tron: Dziedzictwo</text:p>
          </table:table-cell>
          <table:table-cell office:value-type="float" office:value="2010">
            <text:p>2010</text:p>
          </table:table-cell>
          <table:table-cell office:value-type="string">
            <text:p>tt11040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Karate Kid</text:p>
          </table:table-cell>
          <table:table-cell office:value-type="string">
            <text:p>Karate Kid</text:p>
          </table:table-cell>
          <table:table-cell office:value-type="float" office:value="2010">
            <text:p>2010</text:p>
          </table:table-cell>
          <table:table-cell office:value-type="string">
            <text:p>tt1155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lack Swan</text:p>
          </table:table-cell>
          <table:table-cell office:value-type="string">
            <text:p>Czarny łabędź</text:p>
          </table:table-cell>
          <table:table-cell office:value-type="float" office:value="2010">
            <text:p>2010</text:p>
          </table:table-cell>
          <table:table-cell office:value-type="string">
            <text:p>tt09477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nce of Persia: The Sands of Time</text:p>
          </table:table-cell>
          <table:table-cell office:value-type="string">
            <text:p>Książę Persji: Piaski czasu</text:p>
          </table:table-cell>
          <table:table-cell office:value-type="float" office:value="2010">
            <text:p>2010</text:p>
          </table:table-cell>
          <table:table-cell office:value-type="string">
            <text:p>tt047307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Social Network</text:p>
          </table:table-cell>
          <table:table-cell office:value-type="float" office:value="2010">
            <text:p>2010</text:p>
          </table:table-cell>
          <table:table-cell office:value-type="string">
            <text:p>tt12850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ception</text:p>
          </table:table-cell>
          <table:table-cell office:value-type="string">
            <text:p>Incepcja</text:p>
          </table:table-cell>
          <table:table-cell office:value-type="float" office:value="2010">
            <text:p>2010</text:p>
          </table:table-cell>
          <table:table-cell office:value-type="string">
            <text:p>tt13756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rek Forever After</text:p>
          </table:table-cell>
          <table:table-cell office:value-type="string">
            <text:p>Shrek 4</text:p>
          </table:table-cell>
          <table:table-cell office:value-type="float" office:value="2010">
            <text:p>2010</text:p>
          </table:table-cell>
          <table:table-cell office:value-type="string">
            <text:p>tt08927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ron Man 2</text:p>
          </table:table-cell>
          <table:table-cell office:value-type="float" office:value="2010">
            <text:p>2010</text:p>
          </table:table-cell>
          <table:table-cell office:value-type="string">
            <text:p>tt1228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ngled</text:p>
          </table:table-cell>
          <table:table-cell office:value-type="string">
            <text:p>Zaplątani</text:p>
          </table:table-cell>
          <table:table-cell office:value-type="float" office:value="2010">
            <text:p>2010</text:p>
          </table:table-cell>
          <table:table-cell office:value-type="string">
            <text:p>tt03982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 to Train Your Dragon</text:p>
          </table:table-cell>
          <table:table-cell office:value-type="string">
            <text:p>Jak wytresować smoka</text:p>
          </table:table-cell>
          <table:table-cell office:value-type="float" office:value="2010">
            <text:p>2010</text:p>
          </table:table-cell>
          <table:table-cell office:value-type="string">
            <text:p>tt08927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lash of the Titans</text:p>
          </table:table-cell>
          <table:table-cell office:value-type="string">
            <text:p>Starcie tytanów</text:p>
          </table:table-cell>
          <table:table-cell office:value-type="float" office:value="2010">
            <text:p>2010</text:p>
          </table:table-cell>
          <table:table-cell office:value-type="string">
            <text:p>tt0800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Voyage of the Dawn Treader</text:p>
          </table:table-cell>
          <table:table-cell office:value-type="string">
            <text:p>Opowieści z Narnii: Podróż Wędrowca do Świtu</text:p>
          </table:table-cell>
          <table:table-cell office:value-type="float" office:value="2010">
            <text:p>2010</text:p>
          </table:table-cell>
          <table:table-cell office:value-type="string">
            <text:p>tt09809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gamind</text:p>
          </table:table-cell>
          <table:table-cell office:value-type="string">
            <text:p>Megamocny</text:p>
          </table:table-cell>
          <table:table-cell office:value-type="float" office:value="2010">
            <text:p>2010</text:p>
          </table:table-cell>
          <table:table-cell office:value-type="string">
            <text:p>tt1001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2010">
            <text:p>2010</text:p>
          </table:table-cell>
          <table:table-cell office:value-type="string">
            <text:p>tt09553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utter Island</text:p>
          </table:table-cell>
          <table:table-cell office:value-type="string">
            <text:p>Wyspa tajemnic</text:p>
          </table:table-cell>
          <table:table-cell office:value-type="float" office:value="2010">
            <text:p>2010</text:p>
          </table:table-cell>
          <table:table-cell office:value-type="string">
            <text:p>tt11308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ts &amp; Dogs: The Revenge of Kitty Galore</text:p>
          </table:table-cell>
          <table:table-cell office:value-type="string">
            <text:p>Psy i koty: Odwet Kitty</text:p>
          </table:table-cell>
          <table:table-cell office:value-type="float" office:value="2010">
            <text:p>2010</text:p>
          </table:table-cell>
          <table:table-cell office:value-type="string">
            <text:p>tt12874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ast Airbender</text:p>
          </table:table-cell>
          <table:table-cell office:value-type="string">
            <text:p>Ostatni władca wiatru</text:p>
          </table:table-cell>
          <table:table-cell office:value-type="float" office:value="2010">
            <text:p>2010</text:p>
          </table:table-cell>
          <table:table-cell office:value-type="string">
            <text:p>tt0938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Parents: Little Fockers</text:p>
          </table:table-cell>
          <table:table-cell office:value-type="string">
            <text:p>Poznaj naszą rodzinkę</text:p>
          </table:table-cell>
          <table:table-cell office:value-type="float" office:value="2010">
            <text:p>2010</text:p>
          </table:table-cell>
          <table:table-cell office:value-type="string">
            <text:p>tt09708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2</text:p>
          </table:table-cell>
          <table:table-cell office:value-type="string">
            <text:p>Seks w wielkim mieście 2</text:p>
          </table:table-cell>
          <table:table-cell office:value-type="float" office:value="2010">
            <text:p>2010</text:p>
          </table:table-cell>
          <table:table-cell office:value-type="string">
            <text:p>tt12619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Expendables</text:p>
          </table:table-cell>
          <table:table-cell office:value-type="string">
            <text:p>Niezniszczalni</text:p>
          </table:table-cell>
          <table:table-cell office:value-type="float" office:value="2010">
            <text:p>2010</text:p>
          </table:table-cell>
          <table:table-cell office:value-type="string">
            <text:p>tt13202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rown Ups</text:p>
          </table:table-cell>
          <table:table-cell office:value-type="string">
            <text:p>Duże dzieci</text:p>
          </table:table-cell>
          <table:table-cell office:value-type="float" office:value="2010">
            <text:p>2010</text:p>
          </table:table-cell>
          <table:table-cell office:value-type="string">
            <text:p>tt13756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ok of Eli</text:p>
          </table:table-cell>
          <table:table-cell office:value-type="string">
            <text:p>Księga ocalenia</text:p>
          </table:table-cell>
          <table:table-cell office:value-type="float" office:value="2010">
            <text:p>2010</text:p>
          </table:table-cell>
          <table:table-cell office:value-type="string">
            <text:p>tt103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10">
            <text:p>2010</text:p>
          </table:table-cell>
          <table:table-cell office:value-type="string">
            <text:p>tt09971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3D</text:p>
          </table:table-cell>
          <table:table-cell office:value-type="string">
            <text:p>Piła 3D</text:p>
          </table:table-cell>
          <table:table-cell office:value-type="float" office:value="2010">
            <text:p>2010</text:p>
          </table:table-cell>
          <table:table-cell office:value-type="string">
            <text:p>tt147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fterlife </text:p>
          </table:table-cell>
          <table:table-cell office:value-type="string">
            <text:p>Resident Evil: Afterlife</text:p>
          </table:table-cell>
          <table:table-cell office:value-type="float" office:value="2010">
            <text:p>2010</text:p>
          </table:table-cell>
          <table:table-cell office:value-type="string">
            <text:p>tt12206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iendship!</text:p>
          </table:table-cell>
          <table:table-cell office:value-type="string">
            <text:p>Przyjaźń!</text:p>
          </table:table-cell>
          <table:table-cell office:value-type="float" office:value="2010">
            <text:p>2010</text:p>
          </table:table-cell>
          <table:table-cell office:value-type="string">
            <text:p>tt12476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tto's Eleven</text:p>
          </table:table-cell>
          <table:table-cell office:value-type="float" office:value="2010">
            <text:p>2010</text:p>
          </table:table-cell>
          <table:table-cell office:value-type="string">
            <text:p>tt15781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ig Tits Zombie</text:p>
          </table:table-cell>
          <table:table-cell office:value-type="string">
            <text:p>Zombie z dużymi cyckami</text:p>
          </table:table-cell>
          <table:table-cell office:value-type="float" office:value="2010">
            <text:p>2010</text:p>
          </table:table-cell>
          <table:table-cell office:value-type="string">
            <text:p>tt16422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Deathly Hallows - Part 2</text:p>
          </table:table-cell>
          <table:table-cell office:value-type="string">
            <text:p>Harry Potter i Insygnia Śmierci: Część II</text:p>
          </table:table-cell>
          <table:table-cell office:value-type="float" office:value="2011">
            <text:p>2011</text:p>
          </table:table-cell>
          <table:table-cell office:value-type="string">
            <text:p>tt12016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irl with the Dragon Tattoo</text:p>
          </table:table-cell>
          <table:table-cell office:value-type="string">
            <text:p>Dziewczyna z tatuażem</text:p>
          </table:table-cell>
          <table:table-cell office:value-type="float" office:value="2011">
            <text:p>2011</text:p>
          </table:table-cell>
          <table:table-cell office:value-type="string">
            <text:p>tt15683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spicable Me 2</text:p>
          </table:table-cell>
          <table:table-cell office:value-type="string">
            <text:p>Minionki rozrabiają</text:p>
          </table:table-cell>
          <table:table-cell office:value-type="float" office:value="2011">
            <text:p>2011</text:p>
          </table:table-cell>
          <table:table-cell office:value-type="string">
            <text:p>tt16909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dnight Cowboy</text:p>
          </table:table-cell>
          <table:table-cell office:value-type="string">
            <text:p>Nocny kowboj</text:p>
          </table:table-cell>
          <table:table-cell office:value-type="float" office:value="1969">
            <text:p>1969</text:p>
          </table:table-cell>
          <table:table-cell office:value-type="string">
            <text:p>tt0064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bel</text:p>
          </table:table-cell>
          <table:table-cell office:value-type="float" office:value="2006">
            <text:p>2006</text:p>
          </table:table-cell>
          <table:table-cell office:value-type="string">
            <text:p>tt04494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ndits</text:p>
          </table:table-cell>
          <table:table-cell office:value-type="string">
            <text:p>Włamanie na śniadanie</text:p>
          </table:table-cell>
          <table:table-cell office:value-type="float" office:value="2001">
            <text:p>2001</text:p>
          </table:table-cell>
          <table:table-cell office:value-type="string">
            <text:p>tt02199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rry Lyndon</text:p>
          </table:table-cell>
          <table:table-cell office:value-type="float" office:value="1975">
            <text:p>1975</text:p>
          </table:table-cell>
          <table:table-cell office:value-type="string">
            <text:p>tt00726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liverance</text:p>
          </table:table-cell>
          <table:table-cell office:value-type="string">
            <text:p>Uwolnienie</text:p>
          </table:table-cell>
          <table:table-cell office:value-type="float" office:value="1972">
            <text:p>1972</text:p>
          </table:table-cell>
          <table:table-cell office:value-type="string">
            <text:p>tt006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e Guk Gi: The Brotherhood of War</text:p>
          </table:table-cell>
          <table:table-cell office:value-type="string">
            <text:p>Braterstwo broni</text:p>
          </table:table-cell>
          <table:table-cell office:value-type="float" office:value="2004">
            <text:p>2004</text:p>
          </table:table-cell>
          <table:table-cell office:value-type="string">
            <text:p>tt03860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baret</text:p>
          </table:table-cell>
          <table:table-cell office:value-type="string">
            <text:p>Kabaret</text:p>
          </table:table-cell>
          <table:table-cell office:value-type="float" office:value="1972">
            <text:p>1972</text:p>
          </table:table-cell>
          <table:table-cell office:value-type="string">
            <text:p>tt00683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hinatown</text:p>
          </table:table-cell>
          <table:table-cell office:value-type="float" office:value="1974">
            <text:p>1974</text:p>
          </table:table-cell>
          <table:table-cell office:value-type="string">
            <text:p>tt0071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lateral</text:p>
          </table:table-cell>
          <table:table-cell office:value-type="string">
            <text:p>Zakładnik</text:p>
          </table:table-cell>
          <table:table-cell office:value-type="float" office:value="2004">
            <text:p>2004</text:p>
          </table:table-cell>
          <table:table-cell office:value-type="string">
            <text:p>tt036933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rk Blue</text:p>
          </table:table-cell>
          <table:table-cell office:value-type="string">
            <text:p>Policja</text:p>
          </table:table-cell>
          <table:table-cell office:value-type="float" office:value="2002">
            <text:p>2002</text:p>
          </table:table-cell>
          <table:table-cell office:value-type="string">
            <text:p>tt0279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lanet Terror</text:p>
          </table:table-cell>
          <table:table-cell office:value-type="string">
            <text:p>Grindhouse: Planet Terror</text:p>
          </table:table-cell>
          <table:table-cell office:value-type="float" office:value="2007">
            <text:p>2007</text:p>
          </table:table-cell>
          <table:table-cell office:value-type="string">
            <text:p>tt10772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eath Proof</text:p>
          </table:table-cell>
          <table:table-cell office:value-type="float" office:value="2007">
            <text:p>2007</text:p>
          </table:table-cell>
          <table:table-cell office:value-type="string">
            <text:p>tt10285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ting</text:p>
          </table:table-cell>
          <table:table-cell office:value-type="string">
            <text:p>Żądło</text:p>
          </table:table-cell>
          <table:table-cell office:value-type="float" office:value="1973">
            <text:p>1973</text:p>
          </table:table-cell>
          <table:table-cell office:value-type="string">
            <text:p>tt00707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 Pacte des loups</text:p>
          </table:table-cell>
          <table:table-cell office:value-type="string">
            <text:p>Braterstwo wilków</text:p>
          </table:table-cell>
          <table:table-cell office:value-type="float" office:value="2001">
            <text:p>2001</text:p>
          </table:table-cell>
          <table:table-cell office:value-type="string">
            <text:p>tt02375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rty</text:p>
          </table:table-cell>
          <table:table-cell office:value-type="string">
            <text:p>Przyjęcie</text:p>
          </table:table-cell>
          <table:table-cell office:value-type="float" office:value="1968">
            <text:p>1968</text:p>
          </table:table-cell>
          <table:table-cell office:value-type="string">
            <text:p>tt00634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Annie Hall</text:p>
          </table:table-cell>
          <table:table-cell office:value-type="float" office:value="1977">
            <text:p>1977</text:p>
          </table:table-cell>
          <table:table-cell office:value-type="string">
            <text:p>tt00756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lazing Saddles</text:p>
          </table:table-cell>
          <table:table-cell office:value-type="string">
            <text:p>Płonące siodła</text:p>
          </table:table-cell>
          <table:table-cell office:value-type="float" office:value="1974">
            <text:p>1974</text:p>
          </table:table-cell>
          <table:table-cell office:value-type="string">
            <text:p>tt00712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in' It</text:p>
          </table:table-cell>
          <table:table-cell office:value-type="string">
            <text:p>Eskapada</text:p>
          </table:table-cell>
          <table:table-cell office:value-type="float" office:value="1983">
            <text:p>1983</text:p>
          </table:table-cell>
          <table:table-cell office:value-type="string">
            <text:p>tt00858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ools' Parade</text:p>
          </table:table-cell>
          <table:table-cell office:value-type="string">
            <text:p>Błędne koło</text:p>
          </table:table-cell>
          <table:table-cell office:value-type="float" office:value="1971">
            <text:p>1971</text:p>
          </table:table-cell>
          <table:table-cell office:value-type="string">
            <text:p>tt006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Herren mit der weißen Weste</text:p>
          </table:table-cell>
          <table:table-cell office:value-type="string">
            <text:p>Dżentelmen w białej kamizelce</text:p>
          </table:table-cell>
          <table:table-cell office:value-type="float" office:value="1970">
            <text:p>1970</text:p>
          </table:table-cell>
          <table:table-cell office:value-type="string">
            <text:p>tt00658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seidon Adventure</text:p>
          </table:table-cell>
          <table:table-cell office:value-type="string">
            <text:p>Tragedia Posejdona</text:p>
          </table:table-cell>
          <table:table-cell office:value-type="float" office:value="1972">
            <text:p>1972</text:p>
          </table:table-cell>
          <table:table-cell office:value-type="string">
            <text:p>tt00691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n't Come Knocking</text:p>
          </table:table-cell>
          <table:table-cell office:value-type="string">
            <text:p>Nie wracaj w te strony</text:p>
          </table:table-cell>
          <table:table-cell office:value-type="float" office:value="2005">
            <text:p>2005</text:p>
          </table:table-cell>
          <table:table-cell office:value-type="string">
            <text:p>tt037780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 by Law</text:p>
          </table:table-cell>
          <table:table-cell office:value-type="string">
            <text:p>Poza prawem</text:p>
          </table:table-cell>
          <table:table-cell office:value-type="float" office:value="1986">
            <text:p>1986</text:p>
          </table:table-cell>
          <table:table-cell office:value-type="string">
            <text:p>tt00909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rench Connection</text:p>
          </table:table-cell>
          <table:table-cell office:value-type="string">
            <text:p>Francuski łącznik</text:p>
          </table:table-cell>
          <table:table-cell office:value-type="float" office:value="1971">
            <text:p>1971</text:p>
          </table:table-cell>
          <table:table-cell office:value-type="string">
            <text:p>tt00671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nzy</text:p>
          </table:table-cell>
          <table:table-cell office:value-type="string">
            <text:p>Szał</text:p>
          </table:table-cell>
          <table:table-cell office:value-type="float" office:value="1972">
            <text:p>1972</text:p>
          </table:table-cell>
          <table:table-cell office:value-type="string">
            <text:p>tt00686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om Hell</text:p>
          </table:table-cell>
          <table:table-cell office:value-type="string">
            <text:p>Z piekła rodem</text:p>
          </table:table-cell>
          <table:table-cell office:value-type="float" office:value="2001">
            <text:p>2001</text:p>
          </table:table-cell>
          <table:table-cell office:value-type="string">
            <text:p>tt0120681</text:p>
          </table:table-cell>
          <table:table-cell table:style-name="Default" table:number-columns-repeated="4"/>
          <table:table-cell table:number-columns-repeated="20"/>
        </table:table-row>
        <table:table-row table:style-name="ro1" table:number-rows-repeated="6">
          <table:table-cell table:number-columns-repeated="4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48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3">13.11.2024</text:date>, <text:time>14:4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3H3M17S</meta:editing-duration>
    <meta:editing-cycles>718</meta:editing-cycles>
    <meta:generator>OpenOffice/4.1.15$Win32 OpenOffice.org_project/4115m2$Build-9813</meta:generator>
    <dc:date>2024-11-13T14:40:11.34</dc:date>
    <dc:creator>Paweł Dimitriu</dc:creator>
    <meta:document-statistic meta:table-count="3" meta:cell-count="2508" meta:object-count="0"/>
    <meta:user-defined meta:name="Info 1"/>
    <meta:user-defined meta:name="Info 2"/>
    <meta:user-defined meta:name="Info 3"/>
    <meta:user-defined meta:name="Info 4"/>
  </office:meta>
</office:document-meta>
</file>